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3" style:family="table">
      <style:table-properties style:width="15.921cm" table:align="margins"/>
    </style:style>
    <style:style style:name="Table13.A" style:family="table-column">
      <style:table-column-properties style:column-width="2.778cm" style:rel-column-width="11435*"/>
    </style:style>
    <style:style style:name="Table13.B" style:family="table-column">
      <style:table-column-properties style:column-width="13.143cm" style:rel-column-width="54100*"/>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5.921cm" fo:margin-left="-0.023cm" table:align="left"/>
    </style:style>
    <style:style style:name="Table1.A" style:family="table-column">
      <style:table-column-properties style:column-width="3.801cm"/>
    </style:style>
    <style:style style:name="Table1.B" style:family="table-column">
      <style:table-column-properties style:column-width="12.12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302cm" fo:margin-left="0cm" table:align="left"/>
    </style:style>
    <style:style style:name="Table2.A" style:family="table-column">
      <style:table-column-properties style:column-width="16.30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5.85cm" fo:margin-left="-0.026cm" table:align="left"/>
    </style:style>
    <style:style style:name="Table3.A" style:family="table-column">
      <style:table-column-properties style:column-width="3.824cm"/>
    </style:style>
    <style:style style:name="Table3.B" style:family="table-column">
      <style:table-column-properties style:column-width="12.026cm"/>
    </style:style>
    <style:style style:name="Table3.A1" style:family="table-cell">
      <style:table-cell-properties fo:padding-left="0.191cm" fo:padding-right="0.191cm" fo:padding-top="0cm" fo:padding-bottom="0cm" fo:border="0.5pt solid #000000" style:writing-mode="lr-tb"/>
    </style:style>
    <style:style style:name="Table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748cm" fo:margin-left="0.081cm" table:align="left"/>
    </style:style>
    <style:style style:name="Table4.A" style:family="table-column">
      <style:table-column-properties style:column-width="15.748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224cm" fo:margin-left="0cm" table:align="left"/>
    </style:style>
    <style:style style:name="Table5.A" style:family="table-column">
      <style:table-column-properties style:column-width="16.22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907cm" fo:margin-left="0cm" table:align="left"/>
    </style:style>
    <style:style style:name="Table6.A" style:family="table-column">
      <style:table-column-properties style:column-width="2.254cm"/>
    </style:style>
    <style:style style:name="Table6.B" style:family="table-column">
      <style:table-column-properties style:column-width="3.81cm"/>
    </style:style>
    <style:style style:name="Table6.C" style:family="table-column">
      <style:table-column-properties style:column-width="9.843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6.302cm" fo:margin-left="0cm" table:align="left"/>
    </style:style>
    <style:style style:name="Table7.A" style:family="table-column">
      <style:table-column-properties style:column-width="16.302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921cm" fo:margin-left="0.079cm" table:align="left"/>
    </style:style>
    <style:style style:name="Table8.A" style:family="table-column">
      <style:table-column-properties style:column-width="15.921cm"/>
    </style:style>
    <style:style style:name="Table8.A1" style:family="table-cell">
      <style:table-cell-properties fo:padding="0.097cm" fo:border="0.25pt solid #000000" style:writing-mode="lr-tb"/>
    </style:style>
    <style:style style:name="Table9" style:family="table">
      <style:table-properties style:width="15.921cm" fo:margin-left="0.079cm" table:align="left"/>
    </style:style>
    <style:style style:name="Table9.A" style:family="table-column">
      <style:table-column-properties style:column-width="15.921cm"/>
    </style:style>
    <style:style style:name="Table9.A1" style:family="table-cell">
      <style:table-cell-properties fo:padding="0.097cm" fo:border="0.25pt solid #000000" style:writing-mode="lr-tb"/>
    </style:style>
    <style:style style:name="Table10" style:family="table">
      <style:table-properties style:width="17.018cm" fo:margin-left="0cm" table:align="left"/>
    </style:style>
    <style:style style:name="Table10.A" style:family="table-column">
      <style:table-column-properties style:column-width="17.018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5.921cm" table:align="margins"/>
    </style:style>
    <style:style style:name="Table11.A" style:family="table-column">
      <style:table-column-properties style:column-width="15.921cm" style:rel-column-width="65535*"/>
    </style:style>
    <style:style style:name="Table11.A1" style:family="table-cell">
      <style:table-cell-properties fo:padding="0.097cm" fo:border="0.05pt solid #000000"/>
    </style:style>
    <style:style style:name="Table12" style:family="table">
      <style:table-properties style:width="15.921cm" table:align="margins"/>
    </style:style>
    <style:style style:name="Table12.A" style:family="table-column">
      <style:table-column-properties style:column-width="15.921cm" style:rel-column-width="65535*"/>
    </style:style>
    <style:style style:name="Table12.A1" style:family="table-cell">
      <style:table-cell-properties fo:padding="0.097cm" fo:border="0.05pt solid #000000"/>
    </style:style>
    <style:style style:name="P1" style:family="paragraph" style:parent-style-name="TOC_20_1">
      <style:paragraph-properties>
        <style:tab-stops>
          <style:tab-stop style:position="0.847cm" style:type="right" style:leader-style="dotted" style:leader-text="."/>
          <style:tab-stop style:position="15.903cm" style:type="right" style:leader-style="dotted" style:leader-text="."/>
        </style:tab-stops>
      </style:paragraph-properties>
    </style:style>
    <style:style style:name="P2" style:family="paragraph" style:parent-style-name="TOC_20_1">
      <style:paragraph-properties>
        <style:tab-stops>
          <style:tab-stop style:position="15.921cm" style:type="right" style:leader-style="dotted" style:leader-text="."/>
        </style:tab-stops>
      </style:paragraph-properties>
    </style:style>
    <style:style style:name="P3" style:family="paragraph" style:parent-style-name="Standard">
      <style:text-properties style:font-name="Courier New"/>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officeooo:rsid="001eb7a0" officeooo:paragraph-rsid="001eb7a0" style:font-name-complex="Courier New"/>
    </style:style>
    <style:style style:name="P6" style:family="paragraph" style:parent-style-name="Standard">
      <style:text-properties style:font-name="Courier New" fo:font-weight="bold" style:font-weight-asian="bold" style:font-name-complex="Courier New" style:font-weight-complex="bold"/>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text-properties style:font-name="Courier New" fo:font-weight="bold" officeooo:rsid="001eb7a0" officeooo:paragraph-rsid="001eb7a0" style:font-weight-asian="bold" style:font-weight-complex="bold"/>
    </style:style>
    <style:style style:name="P9" style:family="paragraph" style:parent-style-name="Standard">
      <style:text-properties style:font-name="Courier New" officeooo:paragraph-rsid="003b825b"/>
    </style:style>
    <style:style style:name="P10" style:family="paragraph" style:parent-style-name="Standard">
      <style:text-properties style:font-name-complex="Arial"/>
    </style:style>
    <style:style style:name="P11" style:family="paragraph" style:parent-style-name="Standard">
      <style:text-properties fo:background-color="#c0c0c0"/>
    </style:style>
    <style:style style:name="P12" style:family="paragraph" style:parent-style-name="Standard">
      <style:text-properties officeooo:paragraph-rsid="001bece9"/>
    </style:style>
    <style:style style:name="P13" style:family="paragraph" style:parent-style-name="Standard">
      <style:text-properties officeooo:rsid="001bece9" officeooo:paragraph-rsid="00468ee2"/>
    </style:style>
    <style:style style:name="P14" style:family="paragraph" style:parent-style-name="Standard">
      <style:text-properties officeooo:rsid="001eb7a0" officeooo:paragraph-rsid="001eb7a0"/>
    </style:style>
    <style:style style:name="P15" style:family="paragraph" style:parent-style-name="Standard">
      <style:text-properties officeooo:rsid="001eb7a0" officeooo:paragraph-rsid="001ffbec"/>
    </style:style>
    <style:style style:name="P16" style:family="paragraph" style:parent-style-name="Standard">
      <style:text-properties officeooo:paragraph-rsid="00218c48"/>
    </style:style>
    <style:style style:name="P17" style:family="paragraph" style:parent-style-name="Standard">
      <style:text-properties officeooo:paragraph-rsid="003b50b4"/>
    </style:style>
    <style:style style:name="P18" style:family="paragraph" style:parent-style-name="Standard">
      <style:text-properties officeooo:rsid="003b825b" officeooo:paragraph-rsid="003b825b" style:font-name-complex="Times New Roman"/>
    </style:style>
    <style:style style:name="P19" style:family="paragraph" style:parent-style-name="Standard">
      <style:text-properties officeooo:paragraph-rsid="003b825b"/>
    </style:style>
    <style:style style:name="P20" style:family="paragraph" style:parent-style-name="Standard">
      <style:text-properties officeooo:rsid="003b825b" officeooo:paragraph-rsid="003b825b"/>
    </style:style>
    <style:style style:name="P21" style:family="paragraph" style:parent-style-name="Standard">
      <style:text-properties officeooo:rsid="003d6da5" officeooo:paragraph-rsid="003d6da5"/>
    </style:style>
    <style:style style:name="P22" style:family="paragraph" style:parent-style-name="Standard">
      <style:text-properties fo:font-weight="bold" officeooo:rsid="003e4c64" officeooo:paragraph-rsid="003e4c64" style:font-weight-asian="bold" style:font-weight-complex="bold"/>
    </style:style>
    <style:style style:name="P23" style:family="paragraph" style:parent-style-name="Standard">
      <style:text-properties officeooo:rsid="0041fde8" officeooo:paragraph-rsid="0041fde8"/>
    </style:style>
    <style:style style:name="P24" style:family="paragraph" style:parent-style-name="Standard">
      <style:text-properties officeooo:rsid="0043c848" officeooo:paragraph-rsid="0043c848"/>
    </style:style>
    <style:style style:name="P25" style:family="paragraph" style:parent-style-name="Standard">
      <style:text-properties officeooo:rsid="0045b37c" officeooo:paragraph-rsid="0045b37c"/>
    </style:style>
    <style:style style:name="P26" style:family="paragraph" style:parent-style-name="Standard">
      <style:text-properties officeooo:rsid="00468ee2" officeooo:paragraph-rsid="00468ee2"/>
    </style:style>
    <style:style style:name="P27" style:family="paragraph" style:parent-style-name="Standard">
      <style:text-properties officeooo:rsid="00468ee2" officeooo:paragraph-rsid="0049ccb2"/>
    </style:style>
    <style:style style:name="P28" style:family="paragraph" style:parent-style-name="Standard">
      <style:text-properties officeooo:rsid="004a157e" officeooo:paragraph-rsid="004a157e"/>
    </style:style>
    <style:style style:name="P29" style:family="paragraph" style:parent-style-name="Table_20_Contents">
      <style:text-properties style:font-name="Courier New" style:font-name-complex="Arial"/>
    </style:style>
    <style:style style:name="P30" style:family="paragraph" style:parent-style-name="Table_20_Contents">
      <style:text-properties style:font-name="Courier New" officeooo:rsid="002583cc" officeooo:paragraph-rsid="002583cc"/>
    </style:style>
    <style:style style:name="P31" style:family="paragraph" style:parent-style-name="Table_20_Contents">
      <style:text-properties style:font-name="Courier New" officeooo:rsid="002583cc" officeooo:paragraph-rsid="00296036"/>
    </style:style>
    <style:style style:name="P32" style:family="paragraph" style:parent-style-name="Table_20_Contents">
      <style:text-properties style:font-name="Courier New" officeooo:rsid="002583cc" officeooo:paragraph-rsid="002d0b4e"/>
    </style:style>
    <style:style style:name="P33" style:family="paragraph" style:parent-style-name="Table_20_Contents">
      <style:text-properties style:font-name="Courier New" officeooo:rsid="002661d0" officeooo:paragraph-rsid="002661d0"/>
    </style:style>
    <style:style style:name="P34" style:family="paragraph" style:parent-style-name="Table_20_Contents">
      <style:text-properties style:font-name="Courier New" officeooo:rsid="0027498a" officeooo:paragraph-rsid="0027498a"/>
    </style:style>
    <style:style style:name="P35" style:family="paragraph" style:parent-style-name="Table_20_Contents">
      <style:text-properties style:font-name="Courier New" officeooo:rsid="00294817" officeooo:paragraph-rsid="00294817"/>
    </style:style>
    <style:style style:name="P36" style:family="paragraph" style:parent-style-name="Table_20_Contents">
      <style:text-properties style:font-name="Courier New" officeooo:rsid="00296036" officeooo:paragraph-rsid="00296036"/>
    </style:style>
    <style:style style:name="P37" style:family="paragraph" style:parent-style-name="Table_20_Contents">
      <style:text-properties style:font-name="Courier New" officeooo:rsid="002d0b4e" officeooo:paragraph-rsid="002e4272"/>
    </style:style>
    <style:style style:name="P38" style:family="paragraph" style:parent-style-name="Table_20_Contents">
      <style:text-properties style:font-name-complex="Arial"/>
    </style:style>
    <style:style style:name="P39" style:family="paragraph" style:parent-style-name="Table_20_Contents">
      <style:text-properties officeooo:paragraph-rsid="0032689a" style:font-name-complex="Arial"/>
    </style:style>
    <style:style style:name="P40" style:family="paragraph" style:parent-style-name="Table_20_Contents">
      <style:text-properties officeooo:rsid="0043c848" officeooo:paragraph-rsid="0043c848"/>
    </style:style>
    <style:style style:name="P41" style:family="paragraph" style:parent-style-name="Code">
      <style:text-properties style:font-name="Arial" fo:background-color="#c0c0c0"/>
    </style:style>
    <style:style style:name="P42" style:family="paragraph" style:parent-style-name="Code">
      <style:text-properties fo:background-color="#c0c0c0"/>
    </style:style>
    <style:style style:name="P43" style:family="paragraph" style:parent-style-name="Code">
      <style:text-properties fo:font-weight="bold" style:font-weight-asian="bold" style:font-weight-complex="bold"/>
    </style:style>
    <style:style style:name="P44" style:family="paragraph" style:parent-style-name="Standard">
      <style:paragraph-properties fo:keep-with-next="always"/>
    </style:style>
    <style:style style:name="P45" style:family="paragraph" style:parent-style-name="Normal">
      <style:paragraph-properties fo:keep-with-next="always"/>
      <style:text-properties style:font-name="Calibri"/>
    </style:style>
    <style:style style:name="P46" style:family="paragraph" style:parent-style-name="Normal">
      <style:text-properties style:font-name="Courier New" style:font-name-complex="Courier New"/>
    </style:style>
    <style:style style:name="P47" style:family="paragraph" style:parent-style-name="Normal">
      <style:text-properties style:font-name="Courier New" fo:font-weight="bold" style:font-weight-asian="bold" style:font-name-complex="Courier New" style:font-weight-complex="bold"/>
    </style:style>
    <style:style style:name="P48" style:family="paragraph" style:parent-style-name="Normal">
      <style:text-properties style:font-name-complex="Arial"/>
    </style:style>
    <style:style style:name="P49" style:family="paragraph" style:parent-style-name="Normal">
      <style:text-properties fo:font-weight="bold" style:font-weight-asian="bold" style:font-name-complex="Arial"/>
    </style:style>
    <style:style style:name="P50" style:family="paragraph" style:parent-style-name="Normal">
      <style:text-properties fo:font-weight="bold" style:font-weight-asian="bold" style:font-weight-complex="bold"/>
    </style:style>
    <style:style style:name="P51" style:family="paragraph" style:parent-style-name="Normal">
      <style:text-properties style:font-name-complex="Times New Roman"/>
    </style:style>
    <style:style style:name="P52" style:family="paragraph" style:parent-style-name="Normal">
      <style:text-properties officeooo:rsid="0024c000" officeooo:paragraph-rsid="0024c000"/>
    </style:style>
    <style:style style:name="P53" style:family="paragraph" style:parent-style-name="Normal">
      <style:text-properties officeooo:rsid="002583cc" officeooo:paragraph-rsid="002583cc"/>
    </style:style>
    <style:style style:name="P54" style:family="paragraph" style:parent-style-name="Normal">
      <style:text-properties officeooo:rsid="00296036" officeooo:paragraph-rsid="00296036"/>
    </style:style>
    <style:style style:name="P55" style:family="paragraph" style:parent-style-name="Normal">
      <style:text-properties officeooo:rsid="00360234" officeooo:paragraph-rsid="00360234"/>
    </style:style>
    <style:style style:name="P56" style:family="paragraph" style:parent-style-name="Normal">
      <style:text-properties officeooo:rsid="00398b1a" officeooo:paragraph-rsid="00398b1a"/>
    </style:style>
    <style:style style:name="P57" style:family="paragraph" style:parent-style-name="Caption">
      <style:paragraph-properties fo:margin-left="0.635cm" fo:margin-right="0cm" fo:hyphenation-ladder-count="no-limit" fo:text-indent="0cm" style:auto-text-indent="false" fo:break-before="page">
        <style:tab-stops/>
      </style:paragraph-properties>
      <style:text-properties fo:hyphenate="true"/>
    </style:style>
    <style:style style:name="P58" style:family="paragraph" style:parent-style-name="Title">
      <style:paragraph-properties fo:break-before="page"/>
    </style:style>
    <style:style style:name="P59" style:family="paragraph" style:parent-style-name="TOC_20_3">
      <style:paragraph-properties>
        <style:tab-stops>
          <style:tab-stop style:position="15.074cm" style:type="right" style:leader-style="dotted" style:leader-text="."/>
        </style:tab-stops>
      </style:paragraph-properties>
    </style:style>
    <style:style style:name="P60" style:family="paragraph" style:parent-style-name="TOC_20_2">
      <style:paragraph-properties>
        <style:tab-stops>
          <style:tab-stop style:position="15.498cm" style:type="right" style:leader-style="dotted" style:leader-text="."/>
        </style:tab-stops>
      </style:paragraph-properties>
    </style:style>
    <style:style style:name="P61" style:family="paragraph" style:parent-style-name="SettingKey">
      <style:text-properties officeooo:rsid="00414443" officeooo:paragraph-rsid="00414443"/>
    </style:style>
    <style:style style:name="P62" style:family="paragraph" style:parent-style-name="Standard">
      <style:text-properties fo:font-style="italic" officeooo:rsid="003b825b" officeooo:paragraph-rsid="003b825b" style:font-style-asian="italic" style:font-name-complex="Times New Roman" style:font-style-complex="italic"/>
    </style:style>
    <style:style style:name="P63" style:family="paragraph" style:parent-style-name="Standard">
      <style:text-properties fo:font-style="normal" style:font-style-asian="normal" style:font-style-complex="normal"/>
    </style:style>
    <style:style style:name="P64" style:family="paragraph" style:parent-style-name="Standard">
      <style:text-properties fo:font-style="normal" officeooo:rsid="003a2e62" style:font-style-asian="normal" style:font-style-complex="normal"/>
    </style:style>
    <style:style style:name="P65" style:family="paragraph" style:parent-style-name="Standard">
      <style:text-properties officeooo:rsid="003e4c64" officeooo:paragraph-rsid="003d6da5"/>
    </style:style>
    <style:style style:name="P66" style:family="paragraph" style:parent-style-name="Standard">
      <style:text-properties officeooo:rsid="003b825b" officeooo:paragraph-rsid="003b825b"/>
    </style:style>
    <style:style style:name="P67" style:family="paragraph" style:parent-style-name="Standard">
      <style:text-properties officeooo:rsid="0043c848" officeooo:paragraph-rsid="0041fde8"/>
    </style:style>
    <style:style style:name="P68" style:family="paragraph" style:parent-style-name="Standard">
      <style:text-properties officeooo:rsid="0045d7b6" officeooo:paragraph-rsid="0045b37c"/>
    </style:style>
    <style:style style:name="P69" style:family="paragraph" style:parent-style-name="Standard" style:list-style-name="L1"/>
    <style:style style:name="P70" style:family="paragraph" style:parent-style-name="Standard">
      <style:text-properties style:font-name="Courier New" officeooo:paragraph-rsid="003b825b"/>
    </style:style>
    <style:style style:name="P71" style:family="paragraph" style:parent-style-name="Standard">
      <style:text-properties style:font-name="Courier New" officeooo:paragraph-rsid="004b06a4"/>
    </style:style>
    <style:style style:name="P72" style:family="paragraph" style:parent-style-name="Heading_20_1">
      <style:text-properties officeooo:rsid="00339d5b" officeooo:paragraph-rsid="00339d5b"/>
    </style:style>
    <style:style style:name="P73" style:family="paragraph" style:parent-style-name="Heading_20_1">
      <style:text-properties officeooo:paragraph-rsid="003ec102"/>
    </style:style>
    <style:style style:name="P74" style:family="paragraph" style:parent-style-name="Heading_20_2">
      <style:text-properties officeooo:rsid="00360234"/>
    </style:style>
    <style:style style:name="P75" style:family="paragraph" style:parent-style-name="Normal">
      <style:text-properties fo:font-style="normal" officeooo:rsid="00398b1a" officeooo:paragraph-rsid="00398b1a" style:font-style-asian="normal" style:font-style-complex="normal"/>
    </style:style>
    <style:style style:name="P76" style:family="paragraph" style:parent-style-name="Normal">
      <style:text-properties fo:font-style="normal" officeooo:rsid="003ec102" officeooo:paragraph-rsid="003ec102" style:font-style-asian="normal" style:font-style-complex="normal"/>
    </style:style>
    <style:style style:name="P77" style:family="paragraph" style:parent-style-name="Normal" style:list-style-name="L3"/>
    <style:style style:name="P78" style:family="paragraph" style:parent-style-name="Normal" style:list-style-name="L5">
      <style:text-properties officeooo:rsid="002f9183" officeooo:paragraph-rsid="002f9183"/>
    </style:style>
    <style:style style:name="P79" style:family="paragraph" style:parent-style-name="List" style:list-style-name="L2"/>
    <style:style style:name="P80" style:family="paragraph" style:parent-style-name="TOC_20_Heading" style:master-page-name="MP0">
      <style:paragraph-properties fo:margin-left="0.762cm" fo:margin-right="0cm" fo:text-indent="-0.762cm" style:auto-text-indent="false" style:page-number="auto" fo:break-before="page">
        <style:tab-stops/>
      </style:paragraph-properties>
    </style:style>
    <style:style style:name="P81" style:family="paragraph" style:parent-style-name="List_20_Paragraph" style:list-style-name="L4"/>
    <style:style style:name="P82" style:family="paragraph" style:parent-style-name="Code">
      <style:text-properties officeooo:rsid="0045d7b6"/>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39d5b"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style:font-name-complex="Courier New"/>
    </style:style>
    <style:style style:name="T8" style:family="text">
      <style:text-properties style:font-name="Courier New" style:font-name-complex="Arial"/>
    </style:style>
    <style:style style:name="T9" style:family="text">
      <style:text-properties style:font-name="Courier New" officeooo:rsid="001bece9"/>
    </style:style>
    <style:style style:name="T10" style:family="text">
      <style:text-properties style:font-name="Courier New" fo:font-weight="bold" style:font-weight-asian="bold" style:font-name-complex="Courier New" style:font-weight-complex="bold"/>
    </style:style>
    <style:style style:name="T11" style:family="text">
      <style:text-properties style:font-name="Courier New" officeooo:rsid="001ffbec"/>
    </style:style>
    <style:style style:name="T12" style:family="text">
      <style:text-properties style:font-name="Courier New" officeooo:rsid="003b825b"/>
    </style:style>
    <style:style style:name="T13" style:family="text">
      <style:text-properties style:font-name-complex="Arial"/>
    </style:style>
    <style:style style:name="T14" style:family="text">
      <style:text-properties style:font-name-complex="Courier New"/>
    </style:style>
    <style:style style:name="T15" style:family="text">
      <style:text-properties fo:language="fi" fo:country="FI"/>
    </style:style>
    <style:style style:name="T16" style:family="text">
      <style:text-properties style:font-name-complex="Times New Roman"/>
    </style:style>
    <style:style style:name="T17" style:family="text">
      <style:text-properties style:font-name="Calibri"/>
    </style:style>
    <style:style style:name="T18" style:family="text">
      <style:text-properties style:font-name="Calibri" style:font-name-complex="Courier New"/>
    </style:style>
    <style:style style:name="T19" style:family="text">
      <style:text-properties officeooo:rsid="001aeaf0"/>
    </style:style>
    <style:style style:name="T20" style:family="text">
      <style:text-properties officeooo:rsid="001bece9"/>
    </style:style>
    <style:style style:name="T21" style:family="text">
      <style:text-properties officeooo:rsid="001ffbec"/>
    </style:style>
    <style:style style:name="T22" style:family="text">
      <style:text-properties officeooo:rsid="00218c48"/>
    </style:style>
    <style:style style:name="T23" style:family="text">
      <style:text-properties officeooo:rsid="0022f85d"/>
    </style:style>
    <style:style style:name="T24" style:family="text">
      <style:text-properties officeooo:rsid="0024c000"/>
    </style:style>
    <style:style style:name="T25" style:family="text">
      <style:text-properties officeooo:rsid="002661d0"/>
    </style:style>
    <style:style style:name="T26" style:family="text">
      <style:text-properties officeooo:rsid="0027498a"/>
    </style:style>
    <style:style style:name="T27" style:family="text">
      <style:text-properties officeooo:rsid="00294817"/>
    </style:style>
    <style:style style:name="T28" style:family="text">
      <style:text-properties officeooo:rsid="00296036"/>
    </style:style>
    <style:style style:name="T29" style:family="text">
      <style:text-properties officeooo:rsid="002ac636"/>
    </style:style>
    <style:style style:name="T30" style:family="text">
      <style:text-properties officeooo:rsid="002b2282"/>
    </style:style>
    <style:style style:name="T31" style:family="text">
      <style:text-properties officeooo:rsid="002d0b4e"/>
    </style:style>
    <style:style style:name="T32" style:family="text">
      <style:text-properties officeooo:rsid="002f9183"/>
    </style:style>
    <style:style style:name="T33" style:family="text">
      <style:text-properties officeooo:rsid="003071ff"/>
    </style:style>
    <style:style style:name="T34" style:family="text">
      <style:text-properties officeooo:rsid="0032689a"/>
    </style:style>
    <style:style style:name="T35" style:family="text">
      <style:text-properties officeooo:rsid="00339d5b"/>
    </style:style>
    <style:style style:name="T36" style:family="text">
      <style:text-properties officeooo:rsid="0035340d"/>
    </style:style>
    <style:style style:name="T37" style:family="text">
      <style:text-properties officeooo:rsid="003798ed"/>
    </style:style>
    <style:style style:name="T38" style:family="text">
      <style:text-properties fo:font-style="normal" style:font-style-asian="normal" style:font-style-complex="normal"/>
    </style:style>
    <style:style style:name="T39" style:family="text">
      <style:text-properties fo:font-style="normal" officeooo:rsid="003a2e62" style:font-style-asian="normal" style:font-style-complex="normal"/>
    </style:style>
    <style:style style:name="T40" style:family="text">
      <style:text-properties fo:font-style="normal" officeooo:rsid="003b50b4" style:font-style-asian="normal" style:font-style-complex="normal"/>
    </style:style>
    <style:style style:name="T41" style:family="text">
      <style:text-properties fo:font-style="normal" officeooo:rsid="003ec102" style:font-style-asian="normal" style:font-style-complex="normal"/>
    </style:style>
    <style:style style:name="T42" style:family="text">
      <style:text-properties fo:font-style="normal" officeooo:rsid="004b06a4" style:font-style-asian="normal" style:font-style-complex="normal"/>
    </style:style>
    <style:style style:name="T43" style:family="text">
      <style:text-properties officeooo:rsid="003b825b"/>
    </style:style>
    <style:style style:name="T44" style:family="text">
      <style:text-properties fo:font-weight="normal" style:font-weight-asian="normal" style:font-weight-complex="normal"/>
    </style:style>
    <style:style style:name="T45" style:family="text">
      <style:text-properties officeooo:rsid="003e4c64"/>
    </style:style>
    <style:style style:name="T46" style:family="text">
      <style:text-properties officeooo:rsid="0043c848"/>
    </style:style>
    <style:style style:name="T47" style:family="text">
      <style:text-properties officeooo:rsid="0045b37c"/>
    </style:style>
    <style:style style:name="T48" style:family="text">
      <style:text-properties officeooo:rsid="0045d7b6"/>
    </style:style>
    <style:style style:name="T49" style:family="text">
      <style:text-properties officeooo:rsid="00468ee2"/>
    </style:style>
    <style:style style:name="T50" style:family="text">
      <style:text-properties officeooo:rsid="0047dbf4"/>
    </style:style>
    <style:style style:name="T51" style:family="text">
      <style:text-properties officeooo:rsid="0049ccb2"/>
    </style:style>
    <style:style style:name="T52" style:family="text">
      <style:text-properties officeooo:rsid="004a157e"/>
    </style:style>
    <style:style style:name="T53" style:family="text">
      <style:text-properties officeooo:rsid="004b06a4"/>
    </style:style>
    <style:style style:name="Sect1" style:family="section">
      <style:section-properties style:editable="false">
        <style:columns fo:column-count="1" fo:column-gap="0cm"/>
      </style:section-properties>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start text:name="_Toc297728877"/>Contents<text:bookmark-end text:name="_Toc297728877"/></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2192_756973093">Installation<text:tab/>3</text:a></text:p>
          <text:p text:style-name="P60"><text:a xlink:type="simple" xlink:href="#__RefHeading__2194_756973093">Windows<text:tab/>3</text:a></text:p>
          <text:p text:style-name="P59"><text:a xlink:type="simple" xlink:href="#__RefHeading__2196_756973093">Manual Installation<text:tab/>3</text:a></text:p>
          <text:p text:style-name="P60"><text:a xlink:type="simple" xlink:href="#__RefHeading__2198_756973093">Linux<text:tab/>3</text:a></text:p>
          <text:p text:style-name="P60"><text:a xlink:type="simple" xlink:href="#__RefHeading__2200_756973093">Verifying the Installation<text:tab/>3</text:a></text:p>
          <text:p text:style-name="P60"><text:a xlink:type="simple" xlink:href="#__RefHeading__2202_756973093">Uninstallation<text:tab/>3</text:a></text:p>
          <text:p text:style-name="P2"><text:a xlink:type="simple" xlink:href="#__RefHeading__2244_756973093">Running qlc3d<text:tab/>4</text:a></text:p>
          <text:p text:style-name="P60"><text:a xlink:type="simple" xlink:href="#__RefHeading__2246_756973093">Suggested Directory Structure<text:tab/>4</text:a></text:p>
          <text:p text:style-name="P2"><text:a xlink:type="simple" xlink:href="#__RefHeading__1753_1428487312">Settings Files<text:tab/>4</text:a></text:p>
          <text:p text:style-name="P60"><text:a xlink:type="simple" xlink:href="#__RefHeading__2272_756973093">Settings File Format<text:tab/>5</text:a></text:p>
          <text:p text:style-name="P2"><text:a xlink:type="simple" xlink:href="#__RefHeading__2274_756973093">Settings Index<text:tab/>5</text:a></text:p>
          <text:p text:style-name="P60"><text:a xlink:type="simple" xlink:href="#__RefHeading__1755_1428487312">General Settings<text:tab/>5</text:a></text:p>
          <text:p text:style-name="P59"><text:a xlink:type="simple" xlink:href="#__RefHeading__2284_756973093">MeshName<text:tab/>5</text:a></text:p>
          <text:p text:style-name="P59"><text:a xlink:type="simple" xlink:href="#__RefHeading__2302_756973093">EndCriterion<text:tab/>5</text:a></text:p>
          <text:p text:style-name="P59"><text:a xlink:type="simple" xlink:href="#__RefHeading__2304_756973093">EndValue<text:tab/>6</text:a></text:p>
          <text:p text:style-name="P59"><text:a xlink:type="simple" xlink:href="#__RefHeading__2306_756973093">dt<text:tab/>6</text:a></text:p>
          <text:p text:style-name="P60"><text:a xlink:type="simple" xlink:href="#__RefHeading__1757_1428487312">Result Input/Output<text:tab/>8</text:a></text:p>
          <text:p text:style-name="P60"><text:a xlink:type="simple" xlink:href="#__RefHeading__1759_1428487312">Liquid Crystal Material Parameters<text:tab/>10</text:a></text:p>
          <text:p text:style-name="P60"><text:a xlink:type="simple" xlink:href="#__RefHeading__1761_1428487312"><text:s/>Initial LC Orientation<text:tab/>10</text:a></text:p>
          <text:p text:style-name="P60"><text:a xlink:type="simple" xlink:href="#__RefHeading__1763_1428487312">Anchoring<text:tab/>11</text:a></text:p>
          <text:p text:style-name="P60"><text:a xlink:type="simple" xlink:href="#__RefHeading__1765_1428487312">Electric Potentials<text:tab/>12</text:a></text:p>
          <text:p text:style-name="P60"><text:a xlink:type="simple" xlink:href="#__RefHeading__1767_1428487312">Uniform Electric Fields<text:tab/>13</text:a></text:p>
          <text:p text:style-name="P60"><text:a xlink:type="simple" xlink:href="#__RefHeading__1769_1428487312">Dielectric Properties<text:tab/>13</text:a></text:p>
          <text:p text:style-name="P60"><text:a xlink:type="simple" xlink:href="#__RefHeading__1771_1428487312">Mesh Adaptation [VERSION 2]<text:tab/>13</text:a></text:p>
          <text:p text:style-name="P59"><text:a xlink:type="simple" xlink:href="#__RefHeading__1773_1428487312">Periodically Repeating Mesh Adaptation<text:tab/>13</text:a></text:p>
          <text:p text:style-name="P59"><text:a xlink:type="simple" xlink:href="#__RefHeading__1775_1428487312">REFINEMENT Objects<text:tab/>14</text:a></text:p>
          <text:p text:style-name="P60"><text:a xlink:type="simple" xlink:href="#__RefHeading__1777_1428487312">Mesh Refinement OBSOLETE IGNORE THIS SECTION<text:tab/>15</text:a></text:p>
          <text:p text:style-name="P59"><text:a xlink:type="simple" xlink:href="#__RefHeading__1779_1428487312">Pre-refinement<text:tab/>15</text:a></text:p>
          <text:p text:style-name="P59"><text:a xlink:type="simple" xlink:href="#__RefHeading__1781_1428487312">Adaptive Refinement OBSOLETE IGNORE THIS SECTION<text:tab/>17</text:a></text:p>
          <text:p text:style-name="P59"><text:a xlink:type="simple" xlink:href="#__RefHeading__1783_1428487312">End-Refinement OBSOLETE IGNORE THIS SECTION<text:tab/>17</text:a></text:p>
          <text:p text:style-name="P2"><text:a xlink:type="simple" xlink:href="#__RefHeading__1785_1428487312">Solver Settings File<text:tab/>18</text:a></text:p>
          <text:p text:style-name="P2"><text:a xlink:type="simple" xlink:href="#__RefHeading__2107_85438043">Settings File Example<text:tab/>19</text:a></text:p>
          <text:p text:style-name="P2"><text:a xlink:type="simple" xlink:href="#__RefHeading__2109_85438043">Minimal Mesh File Example<text:tab/>21</text:a></text:p>
        </text:index-body>
      </text:table-of-content>
      <text:p text:style-name="P1"/>
      <text:p text:style-name="P1"/>
      <text:p text:style-name="P1"><text:soft-page-break/></text:p>
      <text:p text:style-name="P1"/>
      <text:p text:style-name="P58"><text:span text:style-name="T33">qlc3d</text:span> <text:span text:style-name="T43">Manual </text:span></text:p>
      <text:p text:style-name="Standard"/>
      <text:p text:style-name="P18"><text:span text:style-name="T3">I</text:span><text:span text:style-name="T2">nsert a short description of what qlc3d is and does. </text:span></text:p>
      <text:p text:style-name="P62"/>
      <text:p text:style-name="P62">Reference Richard's paper Eero's thesis.</text:p>
      <text:h text:style-name="P72" text:outline-level="1"><text:bookmark-start text:name="__RefHeading__2192_756973093"/>Installation<text:bookmark-end text:name="__RefHeading__2192_756973093"/></text:h>
      <text:p text:style-name="Standard">qlc3d can be compiled for both Windows and Linux <text:span text:style-name="T36">PCs</text:span>. In theory it should be possible to compile it for Macs too, but this has not been tested and there are no plans to do so. <text:span text:style-name="T36">Currently, only 64 bit versions exist, not 32 bit.</text:span></text:p>
      <text:h text:style-name="Heading_20_2" text:outline-level="2"><text:bookmark-start text:name="__RefHeading__2194_756973093"/>Windows<text:bookmark-end text:name="__RefHeading__2194_756973093"/></text:h>
      <text:p text:style-name="Standard">On windows qlc3d is installed by running the qlc3d64_installer executable. This will prompt for an installation directory and copy the all the required files into this directory. After this, the installation directory is added to the system PATH environment variable making it possible to run the qlc3d program from any directory. </text:p>
      <text:h text:style-name="Heading_20_3" text:outline-level="3"><text:bookmark-start text:name="__RefHeading__2196_756973093"/>Manual Installation<text:bookmark-end text:name="__RefHeading__2196_756973093"/></text:h>
      <text:p text:style-name="Standard">If you don't have sufficient user privileges to run the qlc3d64_installer executable (because you're for example on a shared university computer) it is still possible to manually do the installation. The installer program is a self extracting LZMA compressed archive and can be opened with e.g. the 7zip program. Just extract all the contained files to some directory that you have write privileges to and add that directory to your personal PATH environment variable (i.e. not for all users).</text:p>
      <text:h text:style-name="Heading_20_2" text:outline-level="2"><text:bookmark-start text:name="__RefHeading__2198_756973093"/>Linux<text:bookmark-end text:name="__RefHeading__2198_756973093"/></text:h>
      <text:p text:style-name="Standard">Currently no Linux installer exists. Follow the instructions for manual installation on Windows. To set the PATH variable for a single user, the .bashrc file in the user's home directory can be modified by adding the following line to the end of the line: </text:p>
      <text:p text:style-name="Standard"/>
      <text:p text:style-name="Code">export PATH=${PATH}:&lt;path to qlc3d directory&gt;</text:p>
      <text:p text:style-name="P55"/>
      <text:p text:style-name="Standard">where &lt;path to qlc3d directory&gt;, without the '&lt;' and '&gt;' signs is the path to the directory containing the qlc3d executable. </text:p>
      <text:h text:style-name="P74" text:outline-level="2"><text:bookmark-start text:name="__RefHeading__2200_756973093"/>Verifying the Installation<text:bookmark-end text:name="__RefHeading__2200_756973093"/></text:h>
      <text:p text:style-name="P55">To verify that qlc3d has been correctly installed, open a new command prompt and type </text:p>
      <text:p text:style-name="P55"/>
      <text:p text:style-name="Code">qlc3d</text:p>
      <text:p text:style-name="P55"/>
      <text:p text:style-name="Standard">followed by return. If the installation was successful, qlc3d will print a short message. If not, an error message from the operating system complaining about not finding any programs by name qlc3d will be displayed instead. </text:p>
      <text:h text:style-name="Heading_20_2" text:outline-level="2"><text:bookmark-start text:name="__RefHeading__2202_756973093"/>Un<text:span text:style-name="T37">i</text:span>nstallation<text:bookmark-end text:name="__RefHeading__2202_756973093"/></text:h>
      <text:p text:style-name="Standard">It is safe to simply delete the qlc3d installation directory and remove it from the PATH environment variable. No registry keys or other system settings are modified or created during installation.</text:p>
      <text:h text:style-name="Heading_20_1" text:outline-level="1"><text:bookmark-start text:name="__RefHeading__2244_756973093"/><text:soft-page-break/>Running qlc3d<text:bookmark-end text:name="__RefHeading__2244_756973093"/></text:h>
      <text:p text:style-name="P56">It is recommended that qlc3d is run from the command line. The reason is because when qlc3d encounters problems, error messages that may help resolving the problem are printed on the screen. If qlc3d is started by simply double clicking on the executable, the opened window will close before there is time to read the error message.</text:p>
      <text:p text:style-name="P56"/>
      <text:p text:style-name="P56">In general, qlc3d is run by typing to the command prompt:</text:p>
      <text:p text:style-name="P56"/>
      <text:p text:style-name="Code">qlc3d &lt;settings file name&gt;</text:p>
      <text:p text:style-name="P56"/>
      <text:p text:style-name="P56">where &lt;settings file name&gt; is the name of a text file that contains the parameter values required to run the simulation. This file is called the <text:span text:style-name="T2">settings file</text:span><text:span text:style-name="T38"> in this document, but the actual file name can be anything (e.g. “settings.txt” will do). The contents of this file are described later in this document. </text:span></text:p>
      <text:p text:style-name="P56"/>
      <text:p text:style-name="P56">In addition to the settings file, qlc3d requires a <text:span text:style-name="T2">mesh file</text:span><text:span text:style-name="T38"> that contains the finite elements mesh for the simulated structure. Typically this file would have been made using </text:span><text:span text:style-name="T42">some</text:span><text:span text:style-name="T38"> external mesh generator program, such as GiD. The name of th</text:span><text:span text:style-name="T42">e mesh</text:span><text:span text:style-name="T38"> file, among other things, is specified in the settings file. </text:span></text:p>
      <text:p text:style-name="P75"/>
      <text:h text:style-name="Heading_20_2" text:outline-level="2"><text:bookmark-start text:name="__RefHeading__2246_756973093"/><text:span text:style-name="T38">Suggest</text:span><text:span text:style-name="T39">ed Directory Structure</text:span><text:bookmark-end text:name="__RefHeading__2246_756973093"/></text:h>
      <text:p text:style-name="Standard"><text:span text:style-name="T38">It is convenient to create a single </text:span><text:span text:style-name="T39">descriptively named </text:span><text:span text:style-name="T2">project directory</text:span><text:span text:style-name="T38"> that contains a single settings file and a single mesh </text:span><text:span text:style-name="T39">file</text:span><text:span text:style-name="T38">. </text:span><text:span text:style-name="T39">It is of course possible to keep multiple settings/mesh files in this directory (e.g. multiple related but somehow different meshes), but in general it is easier to keep unrelated simulations in separate directories.</text:span><text:span text:style-name="T38"> This</text:span><text:span text:style-name="T39"> </text:span><text:span text:style-name="T38">ensures that all the files needed to run </text:span><text:span text:style-name="T39">a simulation (or series of related simulations) </text:span><text:span text:style-name="T38">and </text:span><text:span text:style-name="T39">the result files output by qlc3d are kept well organised and together. </text:span></text:p>
      <text:p text:style-name="P64"/>
      <text:p text:style-name="Standard"><text:span text:style-name="T38">When qlc3d is run from the project directory, by default a </text:span><text:span text:style-name="T2">result directory</text:span><text:span text:style-name="T38"> named “res” is created </text:span><text:span text:style-name="T40">within the project directory </text:span><text:span text:style-name="T38">and all the result files are written there. Multiple result directories with different names can be created by specifying this in the settings file (see the SaveDir setting). This makes it possible to run qlc3d with different parameters without overwriting previous results. </text:span></text:p>
      <text:p text:style-name="P63"/>
      <text:p text:style-name="P17"><text:span text:style-name="T38">In addition to result files, qlc3d also makes copies of both the current settings and the current mesh files and places them in the result directory. This means that each result directory </text:span><text:span text:style-name="T40">also contains all the input files used to generate the result files. This makes i</text:span><text:span text:style-name="T38">t easy to repeat a simulation or check the value of some parameter etc. at a later time (for example when writing up a final report, some months after the actual results were obtained). </text:span></text:p>
      <text:h text:style-name="Heading_20_1" text:outline-level="1"><text:bookmark-start text:name="__RefHeading__1753_1428487312"/><text:bookmark-start text:name="_Toc284419067"/><text:bookmark-start text:name="_Toc297728878"/>Settings File<text:bookmark-end text:name="_Toc284419067"/><text:bookmark-end text:name="_Toc297728878"/><text:span text:style-name="T45">s</text:span><text:bookmark-end text:name="__RefHeading__1753_1428487312"/></text:h>
      <text:p text:style-name="P19"><text:span text:style-name="T35">qlc3d </text:span>is controlled <text:span text:style-name="T35">by a single text file that contains all the required settings and parameters</text:span>. <text:span text:style-name="T35">This file is called the </text:span><text:span text:style-name="T3">settings file. </text:span></text:p>
      <text:p text:style-name="P19"/>
      <text:p text:style-name="P21"><text:span text:style-name="T44">Some</text:span> <text:span text:style-name="T53">or the </text:span>parameters <text:span text:style-name="T53">described below </text:span>are mandatory (such as the name of the mesh file to use), but not all. When a parameter value is not defined in the settings file, “reasonable” default value <text:span text:style-name="T53">is</text:span> assumed for the parameter. <text:span text:style-name="T45">When a parameter is defined, its value overrides the default. </text:span></text:p>
      <text:p text:style-name="P22"><text:soft-page-break/>The exception...</text:p>
      <text:p text:style-name="P65">In some cases, the values of some parameters result in other (conflicting or nonsensical) parameters being ignored, even when defined. For example, when the type of an anchoring surface is defined to be “strong” (implying infinite anchoring energy strength), <text:s/>its (finite) strength value as defined in the settings file is ignored and does not affect the simulation.</text:p>
      <text:h text:style-name="Heading_20_2" text:outline-level="2"><text:bookmark-start text:name="__RefHeading__2272_756973093"/>Settings File Format<text:bookmark-end text:name="__RefHeading__2272_756973093"/></text:h>
      <text:p text:style-name="P19"><text:span text:style-name="T43">A settings</text:span> file <text:span text:style-name="T43">is a simple text file that can be edited using any text editor (e.g. Notepad++ on widows or gedit/Kate/nano/vi(m) on Linux). The file contains a number of '='-sign separated key-value pair assignments:</text:span></text:p>
      <text:p text:style-name="P20"/>
      <text:p text:style-name="Code"><text:span text:style-name="T43"><text:tab/>&lt;</text:span>key&gt; = &lt;value&gt;</text:p>
      <text:p text:style-name="Code"/>
      <text:p text:style-name="P20">where &lt;key&gt; is the name of a parameter and &lt;value&gt; defines its value. Capitalisation of both keys and values is ignored, so that the following are all equal:</text:p>
      <text:p text:style-name="P20"/>
      <text:p text:style-name="Code"><text:tab/>key = value</text:p>
      <text:p text:style-name="Code"><text:tab/>Key = Value</text:p>
      <text:p text:style-name="Code"><text:tab/>KeY = VALUE</text:p>
      <text:p text:style-name="Code"/>
      <text:p text:style-name="P19">The values can be scalars, vectors/lists or text, depending on their meaning. Vector/<text:span text:style-name="T53">list</text:span> values start with ‘[‘and end in ‘]’, and each value is separated by a comma. <text:span text:style-name="T43">In addition, anything on a line following the '</text:span>#’ –character <text:span text:style-name="T43">is interpreted as a comment and does not affect the simulation</text:span>. </text:p>
      <text:p text:style-name="P19"/>
      <text:p text:style-name="P19">Examples of <text:span text:style-name="T43">valid </text:span>vector, scalar and text key/value pairs <text:span text:style-name="T43">with comments</text:span>:</text:p>
      <text:p text:style-name="P19"/>
      <text:p text:style-name="P9"><text:tab/><text:span text:style-name="T43"># This is a comment</text:span></text:p>
      <text:p text:style-name="P9"><text:tab/>SomeVector = [1, 2, 3] <text:span text:style-name="T43"># This is also a comment</text:span></text:p>
      <text:p text:style-name="P9"><text:tab/>SomeScalar = 1e-3</text:p>
      <text:p text:style-name="P9"><text:tab/>SomeText = text</text:p>
      <text:p text:style-name="P9"><text:tab/><text:span text:style-name="T53">SomeListOfText = [text1, text2, text3]</text:span></text:p>
      <text:p text:style-name="P19"/>
      <text:p text:style-name="P19">The settings file <text:span text:style-name="T43">is not</text:span> interpreted, so writing expressions <text:span text:style-name="T43">including arithmetic operations results in an error and referring to other previously defined key name as a variable is treated as a key/value pair with a text value, so it is not possible to do <text:s/>scripting with variables in the settings file.</text:span></text:p>
      <text:p text:style-name="P19"><text:tab/></text:p>
      <text:p text:style-name="P19"><text:tab/><text:span text:style-name="T53">key</text:span><text:span text:style-name="Default_20_Paragraph_20_Font"><text:span text:style-name="T6">1 <text:tab/>= 2<text:tab/><text:tab/></text:span></text:span><text:span text:style-name="Default_20_Paragraph_20_Font"><text:span text:style-name="T12"># This is a valid assignment</text:span></text:span></text:p>
      <text:p text:style-name="P9"><text:tab/><text:span text:style-name="T53">key2</text:span> = 1+2<text:tab/><text:span text:style-name="T43"># error, arithmetic not supported</text:span></text:p>
      <text:p text:style-name="P71"><text:span text:style-name="T43"><text:tab/>key3 = key1 <text:tab/># not error, but assigns text to key3</text:span></text:p>
      <text:h text:style-name="P73" text:outline-level="1"><text:bookmark-start text:name="__RefHeading__2274_756973093"/><text:span text:style-name="T41">Settings</text:span><text:span text:style-name="T38"> Index</text:span><text:bookmark-end text:name="__RefHeading__2274_756973093"/></text:h>
      <text:p text:style-name="P76">Below, the possible key-value pairs are listed. These are roughly grouped by their use.</text:p>
      <text:h text:style-name="Heading_20_2" text:outline-level="2"><text:bookmark-start text:name="__RefHeading__1755_1428487312"/><text:bookmark-start text:name="_Toc284419068"/><text:bookmark-start text:name="_Toc297728879"/>General Settings<text:bookmark-end text:name="__RefHeading__1755_1428487312"/><text:bookmark-end text:name="_Toc284419068"/><text:bookmark-end text:name="_Toc297728879"/></text:h>
      <text:h text:style-name="SettingKey" text:outline-level="3"><text:bookmark-start text:name="__RefHeading__2284_756973093"/>MeshName<text:bookmark-end text:name="__RefHeading__2284_756973093"/></text:h>
      <text:p text:style-name="P23">Mandatory.</text:p>
      <text:p text:style-name="P23">Determines the filename of the finite elements mesh used. <text:span text:style-name="T46">The path, if provided, is w.r.t. to the current directory where qlc3d is run from.</text:span></text:p>
      <text:p text:style-name="P67"><text:soft-page-break/></text:p>
      <text:p text:style-name="P23">Example <text:span text:style-name="T52">1</text:span>: <text:span text:style-name="T52">the mesh file “mesh.msh” is in the current directory</text:span></text:p>
      <text:p text:style-name="Code"><text:tab/>MeshN<text:span text:style-name="T46">a</text:span>me = <text:span text:style-name="T46">mesh.msh</text:span></text:p>
      <text:p text:style-name="P28"/>
      <text:p text:style-name="P28"><text:span text:style-name="T46">E</text:span>xample 2: the mesh file “mesh.msh” is in a sub-directory named “meshes”</text:p>
      <text:p text:style-name="Code"><text:tab/>MeshName = meshes/mesh.msh</text:p>
      <text:h text:style-name="SettingKey" text:outline-level="3"/>
      <text:h text:style-name="SettingKey" text:outline-level="3"><text:bookmark-start text:name="__RefHeading__2302_756973093"/>EndCriterion<text:bookmark-end text:name="__RefHeading__2302_756973093"/></text:h>
      <text:p text:style-name="P25">Optional (default = Iterations, TODO:check this) </text:p>
      <text:p text:style-name="P24">Specifie<text:span text:style-name="T47">s</text:span> what criterion is used to end a simulation. This parameter is used in conjunction with the EndValue parameter. Supported values for this parameter are:</text:p>
      <table:table table:name="Table13" table:style-name="Table13">
        <table:table-column table:style-name="Table13.A"/>
        <table:table-column table:style-name="Table13.B"/>
        <table:table-row>
          <table:table-cell table:style-name="Table13.A1" office:value-type="string">
            <text:p text:style-name="P40">Iteration<text:span text:style-name="T47">s</text:span></text:p>
          </table:table-cell>
          <table:table-cell table:style-name="Table13.B1" office:value-type="string">
            <text:p text:style-name="P40">The simulation finishes when number of iterations or steps has reached the value specified in EndValue</text:p>
          </table:table-cell>
        </table:table-row>
        <table:table-row>
          <table:table-cell table:style-name="Table13.A2" office:value-type="string">
            <text:p text:style-name="P40">Time</text:p>
          </table:table-cell>
          <table:table-cell table:style-name="Table13.B2" office:value-type="string">
            <text:p text:style-name="P40">The simulation finishes when the simulated time is greater or equal to the value specified in EndValue</text:p>
          </table:table-cell>
        </table:table-row>
        <table:table-row>
          <table:table-cell table:style-name="Table13.A2" office:value-type="string">
            <text:p text:style-name="P40">Change</text:p>
          </table:table-cell>
          <table:table-cell table:style-name="Table13.B2" office:value-type="string">
            <text:p text:style-name="P40">The simulation finishes when the Q-tensor appears to have reached a steady state. The largest change in any of the Q-tensor components between two successive iterations or steps is monitored and the value specified for EndValue is used as the threshold for determining when steady state is reached.</text:p>
            <text:p text:style-name="P40"/>
            <text:p text:style-name="P40">When this option is used, both the current Q-tensor change and the target value are displayed on the screen at the end of each step.</text:p>
            <text:p text:style-name="P40"/>
            <text:p text:style-name="P40">Note that if the EndValue used is too small, it is possible that <text:span text:style-name="T47">this criterion is never met. This can be caused e.g. due to a too coarse a mesh or something else preventing convergence. </text:span></text:p>
          </table:table-cell>
        </table:table-row>
      </table:table>
      <text:p text:style-name="P24"/>
      <text:h text:style-name="P61" text:outline-level="3"><text:bookmark-start text:name="__RefHeading__2304_756973093"/>EndValue<text:bookmark-end text:name="__RefHeading__2304_756973093"/></text:h>
      <text:p text:style-name="P25">Optional (default <text:span text:style-name="T50">value EndValue</text:span> = 5 TODO:check this).</text:p>
      <text:p text:style-name="P25">Defines the numerical threshold value used in conjunction with the EndCriterion parameter to determine when to end a simulation. <text:s/>The meaning of this value depends on the value used for EndCriterion:</text:p>
      <text:p text:style-name="P25"/>
      <text:p text:style-name="P25">Example 1. Simulate for 1000 steps:</text:p>
      <text:p text:style-name="Code"><text:tab/>EndCriterion = Iterations</text:p>
      <text:p text:style-name="Code"><text:tab/>EndValue = 1000</text:p>
      <text:p text:style-name="P25"/>
      <text:p text:style-name="P25">Example 2. Simulate a 15 ms time period:</text:p>
      <text:p text:style-name="Code"><text:tab/>EndCriterion = Time</text:p>
      <text:p text:style-name="Code"><text:tab/>EndValue = 1<text:span text:style-name="T49">5</text:span>e-<text:span text:style-name="T49">3</text:span></text:p>
      <text:p text:style-name="Code"/>
      <text:p text:style-name="P25">Example3. Simulate until <text:span text:style-name="T48">largest change in Q-tensor is below 6 significant digits:</text:span></text:p>
      <text:p text:style-name="P82"><text:tab/>EndCriterion = Change</text:p>
      <text:p text:style-name="P82"><text:tab/>EndValue = 1e-6</text:p>
      <text:p text:style-name="P68"/>
      <text:h text:style-name="P61" text:outline-level="3"><text:bookmark-start text:name="__RefHeading__2306_756973093"/><text:span text:style-name="T49">d</text:span>t<text:bookmark-end text:name="__RefHeading__2306_756973093"/></text:h>
      <text:p text:style-name="P26">Optional (default value: dt = 1e-9)</text:p>
      <text:p text:style-name="P26">Numerical value determining the initial time step duration in units of seconds. </text:p>
      <text:p text:style-name="P26"/>
      <text:p text:style-name="P26">qlc3d uses an adaptive time stepping scheme that automatically changes the size of <text:soft-page-break/>the time step at each step in an attempt to maintain a constant change in the Q-tensor for each time step. That is, the size of the time step is automatically decreased when the Q-tensor varies rapidly to maintain accuracy. Similarly, the size of the time step is increased when the Q-tensor changes slowly in order to speed up the simulation. The way this algorithm works is controlled by the parameters dtLimits, TargetdQ and dtFunction.</text:p>
      <text:p text:style-name="P26"/>
      <text:p text:style-name="P26">If dt is set to zero, a steady-state solver mode (Newton-Raphson method) is used instead. This mode can be used to more quickly find a stable steady state solution, when the dynamics of the LC material are not of interest. The steady state mode may fail to converge to a solution for a number of reasons, including:</text:p>
      <text:p text:style-name="P26"/>
      <text:p text:style-name="P26">1. Initial starting condition is not good enough.</text:p>
      <text:p text:style-name="P26">2. The mesh is not fine enough for the problem (e.g. in the presence of defects).</text:p>
      <text:p text:style-name="P26"/>
      <text:p text:style-name="P26">Hint:</text:p>
      <text:p text:style-name="P27">It is often a good idea to first run a simulation for a short while (e.g. for one milliseconds) with dt &gt; 0. <text:s/>Then using a the last result file as an initial starting LC configuration and setting dt = 0 to try to find the final steady state solution. <text:s/><text:span text:style-name="T51">See also the LoadQ, EndCriterion and EndValue parameters to do this. </text:span></text:p>
      <text:p text:style-name="P13"/>
      <text:p text:style-name="Standard"/>
      <text:p text:style-name="P6">dtLimits = [1e-09, 1e-3]</text:p>
      <text:p text:style-name="Standard">Vector of length 2, specifying the minimum and maximum values that <text:span text:style-name="Default_20_Paragraph_20_Font"><text:span text:style-name="T7">dt</text:span></text:span> can take. Adaptive time stepping will adjust the value of <text:span text:style-name="Default_20_Paragraph_20_Font"><text:span text:style-name="T7">dt</text:span></text:span> during a simulation if intial <text:span text:style-name="Default_20_Paragraph_20_Font"><text:span text:style-name="T7">dt</text:span></text:span> is not 0.</text:p>
      <text:p text:style-name="Standard"/>
      <text:p text:style-name="Standard"><text:span text:style-name="Default_20_Paragraph_20_Font"><text:span text:style-name="T10">TargetdQ</text:span></text:span><text:span text:style-name="T5"> = 1e-3</text:span></text:p>
      <text:p text:style-name="P12"><text:span text:style-name="T20">When time-stepping (dt&gt;0), t</text:span>he value of <text:span text:style-name="Default_20_Paragraph_20_Font"><text:span text:style-name="T7">dt</text:span></text:span>, is adapted after each step so that the maximum change in the Q-tensor approaches this value. I.e., if dQ &gt; TargetdQ, dt is decreased and vice versa.</text:p>
      <text:p text:style-name="Standard"/>
      <text:p text:style-name="P12"><text:span text:style-name="T20">When trying to directly solve for a steady state solution using the Newton method (</text:span><text:span text:style-name="T9">dt</text:span><text:span text:style-name="T20"> = 0), this parameter controls the degree of damping applied. The change in Q-tensor is scaled so that it is always less or equal to </text:span><text:span text:style-name="T9">TargetdQ</text:span><text:span text:style-name="T20">. <text:s/>This helps preventing the solution from diverging. </text:span></text:p>
      <text:p text:style-name="Standard"/>
      <text:p text:style-name="Standard"><text:span text:style-name="Default_20_Paragraph_20_Font"><text:span text:style-name="T10">dtFunction</text:span></text:span><text:span text:style-name="T5"> = [0.25, 0.8, 1.2, 10]</text:span></text:p>
      <text:p text:style-name="Standard">Array of length 4. The value of dt is changed according to dt(n+1) = S(R) * dt(n), where R is the ratio R = dQ/TargetdQ, n is time-step number and S is a piecewise linear function whose extreme values are limited between 0 and 2.</text:p>
      <text:p text:style-name="Standard"><text:tab/></text:p>
      <text:p text:style-name="Standard"><text:span text:style-name="Default_20_Paragraph_20_Font"><text:span text:style-name="T7"><text:tab/>dtFunction[0]</text:span></text:span> = value of R where S = 0;</text:p>
      <text:p text:style-name="Standard"><text:tab/><text:span text:style-name="Default_20_Paragraph_20_Font"><text:span text:style-name="T7">dtFunction[1]</text:span></text:span> = minimum value of R where S = R;</text:p>
      <text:p text:style-name="Standard"><text:tab/><text:span text:style-name="Default_20_Paragraph_20_Font"><text:span text:style-name="T7">dtFunction[2]</text:span></text:span> = maximum value of R where S = R;</text:p>
      <text:p text:style-name="Standard"><text:tab/><text:span text:style-name="Default_20_Paragraph_20_Font"><text:span text:style-name="T7">dtFunction[3]</text:span></text:span> = value of R where S = 2;</text:p>
      <text:p text:style-name="Standard"/>
      <text:p text:style-name="Standard">Additionally, the limits set in <text:span text:style-name="Default_20_Paragraph_20_Font"><text:span text:style-name="T7">dtLimits</text:span></text:span> are enforced.</text:p>
      <text:p text:style-name="Standard"/>
      <text:p text:style-name="P6">MaxError = 1.0000e-03</text:p>
      <text:p text:style-name="Standard">numerical value used as an accuracy parameter for the nonlinear Crank-Nicholson time-stepping. Newton iterations are performed within the time step until dQ is less <text:soft-page-break/>or equal to MaxError,</text:p>
      <text:p text:style-name="Standard"/>
      <text:p text:style-name="P7">numAssemblyThreads = 0</text:p>
      <text:p text:style-name="Standard">An optional numerical value, larger or equal to 0, that specifies the number of threads to use in assembling the matrix problems. <text:s/>The default value is 0, which results in all the available threads being used.</text:p>
      <text:p text:style-name="P3"/>
      <text:p text:style-name="P7">NumMatrixSolverThreads = 0</text:p>
      <text:p text:style-name="Standard">An optional numerical value, larger or equal to 0, that specifies the number of threads to use in solving the matrix problems. <text:s/>The default value is 0, which results in all the available threads being used. Note that, optimum performance is achieved using a value larger than 0 but smaller than the number of cores/hardware threads available on the system.</text:p>
      <text:p text:style-name="P3"/>
      <text:h text:style-name="Heading_20_2" text:outline-level="2"><text:bookmark-start text:name="__RefHeading__1757_1428487312"/>Result Input/Output<text:bookmark-end text:name="__RefHeading__1757_1428487312"/></text:h>
      <text:p text:style-name="Normal">Settings related to specifying result file output formats are given below.</text:p>
      <text:p text:style-name="Normal"/>
      <text:p text:style-name="P6">SaveDir = <text:span text:style-name="T22">name of results directory</text:span></text:p>
      <text:p text:style-name="Standard">String value determining a sub-directory where results are saved. If the directory does not exist, it will be created. If result files from previous simulations already exist in this directory, these will be overwritten. This value is empty by default, in which case results are written in the sub-directory “/res” (which is crated automatically if it does not exist).</text:p>
      <text:p text:style-name="Standard"/>
      <text:p text:style-name="P6">SaveFormat = [type1, type2 … typeX]</text:p>
      <text:p text:style-name="P10">Vector of strings specifying file format of saved result files. Possible file types are:</text:p>
      <text:p text:style-name="Standard"><text:span text:style-name="Default_20_Paragraph_20_Font"><text:span text:style-name="T7">LCview</text:span></text:span><text:span text:style-name="Default_20_Paragraph_20_Font"><text:span text:style-name="T13">, </text:span></text:span><text:span text:style-name="Default_20_Paragraph_20_Font"><text:span text:style-name="T7">LCviewTXT</text:span></text:span><text:span text:style-name="Default_20_Paragraph_20_Font"><text:span text:style-name="T13">, </text:span></text:span><text:span text:style-name="Default_20_Paragraph_20_Font"><text:span text:style-name="T7">RegularVTK, RegularVecMat, DirStackZ</text:span></text:span><text:span text:style-name="Default_20_Paragraph_20_Font"><text:span text:style-name="T13">. <text:s/>When </text:span></text:span><text:span text:style-name="Default_20_Paragraph_20_Font"><text:span text:style-name="T7">SaveFormat</text:span></text:span><text:span text:style-name="Default_20_Paragraph_20_Font"><text:span text:style-name="T13"> is not specified the deafault is </text:span></text:span><text:span text:style-name="Default_20_Paragraph_20_Font"><text:span text:style-name="T7">LCview</text:span></text:span><text:span text:style-name="Default_20_Paragraph_20_Font"><text:span text:style-name="T13">.</text:span></text:span></text:p>
      <table:table table:name="Table1" table:style-name="Table1">
        <table:table-column table:style-name="Table1.A"/>
        <table:table-column table:style-name="Table1.B"/>
        <table:table-row table:style-name="Table1.1">
          <table:table-cell table:style-name="Table1.A1" office:value-type="string">
            <text:p text:style-name="P29">LCView</text:p>
          </table:table-cell>
          <table:table-cell table:style-name="Table1.B1" office:value-type="string">
            <text:p text:style-name="P39">Default save format, does not have to be explicitly specified. Saves Q-tensor and potentials into binary files, viewable using LCView program. <text:span text:style-name="T34">Files written are named as:</text:span></text:p>
            <text:p text:style-name="P39">“<text:span text:style-name="T34">result&lt;iteration number&gt;.dat” and “result_final.dat”</text:span></text:p>
          </table:table-cell>
        </table:table-row>
        <table:table-row table:style-name="Table1.1">
          <table:table-cell table:style-name="Table1.A2" office:value-type="string">
            <text:p text:style-name="P29">LCviewTXT</text:p>
          </table:table-cell>
          <table:table-cell table:style-name="Table1.B2" office:value-type="string">
            <text:p text:style-name="P39">Saves director values and potential into human readable text files, also viewable using LCView. The ordering of the nodes is specified by the correponding mesh file that is also saved in the same directory. <text:span text:style-name="T34">Files are named as:</text:span></text:p>
            <text:p text:style-name="P39">“<text:span text:style-name="T34">result_t&lt;iteration number&gt;.dat” and “result_t_final.dat”.</text:span></text:p>
          </table:table-cell>
        </table:table-row>
        <table:table-row table:style-name="Table1.1">
          <table:table-cell table:style-name="Table1.A2" office:value-type="string">
            <text:p text:style-name="P29">RegularVTK</text:p>
          </table:table-cell>
          <table:table-cell table:style-name="Table1.B2" office:value-type="string">
            <text:p text:style-name="P38">Saves director order parameter and potential values interpolated onto a regular grid in a human readable text file. <text:s/>Details about this format can be easily found e.g. by googling “vtk file formats”</text:p>
          </table:table-cell>
        </table:table-row>
        <table:table-row table:style-name="Table1.1">
          <table:table-cell table:style-name="Table1.A2" office:value-type="string">
            <text:p text:style-name="P29">RegularVecMat</text:p>
          </table:table-cell>
          <table:table-cell table:style-name="Table1.B2" office:value-type="string">
            <text:p text:style-name="P38">Saves director, order parameter and potential values interpolated onto a regular grid into text files that can be executed as scripts in MATLAB to load the values into variables.</text:p>
          </table:table-cell>
        </table:table-row>
        <text:soft-page-break/>
        <table:table-row table:style-name="Table1.1">
          <table:table-cell table:style-name="Table1.A2" office:value-type="string">
            <text:p text:style-name="P29">DirStackZ</text:p>
          </table:table-cell>
          <table:table-cell table:style-name="Table1.B2" office:value-type="string">
            <text:p text:style-name="P38">Saves director components only to a comma separated values (CSV) text file. The first line gives the number of points in x,y, and z directions as well as a time step value (in seconds). <text:s/>The remaining rows list the director x,y and z components. Each row corresponds to a stack of directors along the Z-axis. Within each stack, director components are interleaved (i.e. ordered nx, ny, nz, nx, ny, nz,...). Stack locations in the x-y plane increase in the x-direction first, then y direction is increment by one. <text:s text:c="2"/></text:p>
          </table:table-cell>
        </table:table-row>
      </table:table>
      <text:p text:style-name="P10"/>
      <text:p text:style-name="P6">RegularGridSize = [nX, nY, nZ]</text:p>
      <text:p text:style-name="Standard"><text:span text:style-name="Default_20_Paragraph_20_Font"><text:span text:style-name="T13">Vector specifying the size (number of points in the x, y and z directions) of a regular, evenly spaced grid used for saving results. This must be specified., for example, when </text:span></text:span><text:span text:style-name="Default_20_Paragraph_20_Font"><text:span text:style-name="T7">SaveFormat</text:span></text:span><text:span text:style-name="Default_20_Paragraph_20_Font"><text:span text:style-name="T13"> is set to or includes </text:span></text:span><text:span text:style-name="Default_20_Paragraph_20_Font"><text:span text:style-name="T7">RegularVTK </text:span></text:span><text:span text:style-name="Default_20_Paragraph_20_Font"><text:span text:style-name="T14">or</text:span></text:span><text:span text:style-name="Default_20_Paragraph_20_Font"><text:span text:style-name="T7"> DirstackZ</text:span></text:span><text:span text:style-name="Default_20_Paragraph_20_Font"><text:span text:style-name="T13">.</text:span></text:span></text:p>
      <text:p text:style-name="P10"/>
      <text:p text:style-name="P10">The grid points are spaced evenly between the minimum and maximum coordinates in each dimension. Example:</text:p>
      <text:p text:style-name="Standard"><text:span text:style-name="Default_20_Paragraph_20_Font"><text:span text:style-name="T8">RegularGridSize = [10,1,10]</text:span></text:span><text:span text:style-name="Default_20_Paragraph_20_Font"><text:span text:style-name="T13"> results in a 10 x 1 x 10 (2D) slice centred along mean y-coordinate of the structure.</text:span></text:span></text:p>
      <text:p text:style-name="P10"/>
      <text:p text:style-name="P10">There may be some problems with non-cuboidal structures, when regular grid points are located outside the modelling window (i.e. not in any tetrahedron). This should be a TODO item... <text:s text:c="2"/></text:p>
      <text:p text:style-name="P10"/>
      <text:p text:style-name="P6">SaveIter = integer value</text:p>
      <text:p text:style-name="Standard">Numerical value controlling the frequency, in number of iterations, of saving intermediate result files. Values larger or equal to 0 are currently supported. When <text:span text:style-name="Default_20_Paragraph_20_Font"><text:span text:style-name="T6">SaveIter</text:span></text:span> is 0, only initial LC configuration and final result are saved. Otherwise results are saved if the modulus of current iteration and <text:span text:style-name="Default_20_Paragraph_20_Font"><text:span text:style-name="T6">SaveIter</text:span></text:span> equals zero. Default value is 0.</text:p>
      <text:p text:style-name="Standard"/>
      <text:p text:style-name="Standard"><text:span text:style-name="Default_20_Paragraph_20_Font"><text:span text:style-name="T10">SaveTime</text:span></text:span><text:span text:style-name="T5"> </text:span><text:span text:style-name="Default_20_Paragraph_20_Font"><text:span text:style-name="T10">= real value</text:span></text:span></text:p>
      <text:p text:style-name="Standard">Numerical value controlling the frequency in seconds of saving intermediate results.</text:p>
      <text:p text:style-name="Standard">For example, <text:span text:style-name="Default_20_Paragraph_20_Font"><text:span text:style-name="T7">SaveTime = 1e-6</text:span></text:span> , results in a result file being saved every 1e-6 seconds. The value is expected to be larger or equal than 0. Default is 0, resulting in this option being ignored.</text:p>
      <text:p text:style-name="Standard"/>
      <text:p text:style-name="P41">IGNORE THIS OPTION</text:p>
      <text:p text:style-name="P42">OutputFormat = 0</text:p>
      <text:p text:style-name="P11">Numerical value controlling format of output file. 0 → binary files (smaller and faster) and 1 → text files. Optional, default value is 0.</text:p>
      <text:p text:style-name="Standard"/>
      <text:p text:style-name="P43">OutputEnergy = 1</text:p>
      <text:p text:style-name="Standard">Numerical value determining whether LC free energy is calculated and saved in a separate matlab compatible text file (“energy.m”). 0 → no energy calculation , 1 -&gt; energy is calculated. Optional, default = 0</text:p>
      <text:p text:style-name="Standard"/>
      <text:p text:style-name="P43">StretchVector = [1.000000, 1.000000, 1.000000]</text:p>
      <text:p text:style-name="Standard">A vector of 3 specifying a three dimensional scaling of the finite element mesh. All mesh node coordinates are multiplied by their corresponding <text:span text:style-name="Default_20_Paragraph_20_Font"><text:span text:style-name="T6">StretchVector</text:span></text:span> components. Optional, default = <text:span text:style-name="Default_20_Paragraph_20_Font"><text:span text:style-name="T7">[1.0, 1.0, 1.0]</text:span></text:span><text:span text:style-name="Default_20_Paragraph_20_Font"><text:span text:style-name="T14">. This option can be used to scale and stretch mesh files (although stretching a mesh in one direction more than </text:span></text:span><text:soft-page-break/><text:span text:style-name="Default_20_Paragraph_20_Font"><text:span text:style-name="T14">other may reduce the mesh quality).</text:span></text:span></text:p>
      <text:p text:style-name="Standard"/>
      <text:p text:style-name="P43">LoadQ = result_final.dat</text:p>
      <text:p text:style-name="Standard">A string variable specifying the filename of a previous result. The Q-tensor distribution is loaded from this file and used as a starting condition for a new simulation. Optional.</text:p>
      <text:p text:style-name="Standard"/>
      <text:h text:style-name="Heading_20_2" text:outline-level="2"><text:bookmark-start text:name="__RefHeading__1759_1428487312"/><text:bookmark-start text:name="_Toc284419069"/><text:bookmark-start text:name="_Toc297728880"/>Liquid Crystal Material Parameters<text:bookmark-end text:name="__RefHeading__1759_1428487312"/><text:bookmark-end text:name="_Toc284419069"/><text:bookmark-end text:name="_Toc297728880"/></text:h>
      <text:p text:style-name="Normal"/>
      <text:p text:style-name="Standard">Liquid Crystal Material parameters are defined using the key/value pairs specified <text:s/>below:</text:p>
      <text:p text:style-name="Standard"/>
      <text:p text:style-name="Standard">Splay, twist and bend elastic coefficients:</text:p>
      <text:p text:style-name="Code"><text:tab/>K11 = 1.0000e-11</text:p>
      <text:p text:style-name="Code"><text:tab/>K22 = 1.0000e-11</text:p>
      <text:p text:style-name="Code"><text:tab/>K33 = 1.0000e-11</text:p>
      <text:p text:style-name="Standard">Chiral pitch length:<text:tab/></text:p>
      <text:p text:style-name="Code"><text:tab/>p0 <text:s/>= 0.0e-6</text:p>
      <text:p text:style-name="Standard">This is a optional parameter. If not assigned (or assigned 0), no chirality is assumed.</text:p>
      <text:p text:style-name="Standard"/>
      <text:p text:style-name="Standard">Thermotropic coefficients:</text:p>
      <text:p text:style-name="Code"><text:tab/>A <text:s text:c="2"/>= -1.2000e+05</text:p>
      <text:p text:style-name="Code"><text:tab/>B <text:s text:c="2"/>= -2.1333e+06</text:p>
      <text:p text:style-name="Code"><text:tab/>C <text:s text:c="2"/>= 1.7333e+06</text:p>
      <text:p text:style-name="Standard"/>
      <text:p text:style-name="Standard">Relative dielectric permittivities parallel and perpendicular to the director:</text:p>
      <text:p text:style-name="Code"><text:tab/>eps_par = 18.5000</text:p>
      <text:p text:style-name="Code"><text:tab/>eps_per = 7.0000</text:p>
      <text:p text:style-name="Standard">Flexoelectric splay and bend coefficients (which sign convention?):<text:tab/></text:p>
      <text:p text:style-name="Code"><text:tab/>e1 <text:s text:c="4"/>= 0.0000e+00</text:p>
      <text:p text:style-name="Code"><text:tab/>e3 <text:s text:c="4"/>= 0.0000e+00</text:p>
      <text:p text:style-name="Standard">These are optional coefficients. If not assigned (or assigned 0), no flexoelectricity is assumed.</text:p>
      <text:p text:style-name="Standard"/>
      <text:p text:style-name="Standard">Rotational viscosity:</text:p>
      <text:p text:style-name="Code"><text:tab/><text:span text:style-name="Default_20_Paragraph_20_Font"><text:span text:style-name="T15">gamma1 <text:s/>= 0.1000</text:span></text:span></text:p>
      <text:p text:style-name="Code"/>
      <text:h text:style-name="Heading_20_2" text:outline-level="2"><text:bookmark-start text:name="__RefHeading__1761_1428487312"/><text:s/><text:bookmark-start text:name="_Toc284419070"/><text:bookmark-start text:name="_Toc297728881"/>Initial LC Orientation<text:bookmark-end text:name="__RefHeading__1761_1428487312"/><text:bookmark-end text:name="_Toc284419070"/><text:bookmark-end text:name="_Toc297728881"/></text:h>
      <text:p text:style-name="Standard">Initial liquid crystal orientation is set using a number of ‘BOX’ structures ranging from <text:span text:style-name="Default_20_Paragraph_20_Font"><text:span text:style-name="T7">BOX1</text:span></text:span> to <text:span text:style-name="Default_20_Paragraph_20_Font"><text:span text:style-name="T7">BOX99</text:span></text:span>. Each box represents a separate cuboidal 3D volume whose position and size need to be specified. If box volumes are overlapping, the box with a higher number <text:s/>will override the conditions of a lower numbered box within the overlapping region.</text:p>
      <text:p text:style-name="P4"/>
      <text:p text:style-name="Code">BOXn.X, BOXn.Y, BOXn.Z</text:p>
      <text:p text:style-name="Standard">The size and location of each box is defined by the vectors <text:span text:style-name="Default_20_Paragraph_20_Font"><text:span text:style-name="T7">X</text:span></text:span>, <text:span text:style-name="Default_20_Paragraph_20_Font"><text:span text:style-name="T7">Y</text:span></text:span> and <text:span text:style-name="Default_20_Paragraph_20_Font"><text:span text:style-name="T7">Z</text:span></text:span> (of length 2, each) that range from min to max range.</text:p>
      <text:p text:style-name="P4"/>
      <text:p text:style-name="P4"/>
      <text:p text:style-name="P4"/>
      <text:p text:style-name="Code"><text:soft-page-break/>BOXn.Type</text:p>
      <text:p text:style-name="Standard"><text:span text:style-name="Default_20_Paragraph_20_Font"><text:span text:style-name="T7">Type</text:span></text:span> is a string variable that defines the variation of LC within the box. Currently <text:span text:style-name="Default_20_Paragraph_20_Font"><text:span text:style-name="T7">Type</text:span></text:span> can be <text:span text:style-name="Default_20_Paragraph_20_Font"><text:span text:style-name="T7">Normal</text:span></text:span>, <text:span text:style-name="Default_20_Paragraph_20_Font"><text:span text:style-name="T7">Random</text:span></text:span><text:span text:style-name="Default_20_Paragraph_20_Font"><text:span text:style-name="T16">,</text:span></text:span><text:span text:style-name="Default_20_Paragraph_20_Font"><text:span text:style-name="T7"> Hedgehog</text:span></text:span>.</text:p>
      <text:list xml:id="list347568278517639255" text:style-name="L1">
        <text:list-item>
          <text:p text:style-name="P69"><text:span text:style-name="Default_20_Paragraph_20_Font"><text:span text:style-name="T7">Normal</text:span></text:span> set the director in a uniform/linearly varying orientation (variation only a function of the z-direction)</text:p>
        </text:list-item>
        <text:list-item>
          <text:p text:style-name="P69"><text:span text:style-name="Default_20_Paragraph_20_Font"><text:span text:style-name="T7">Random</text:span></text:span> sets a randomized director orientation within the box.</text:p>
        </text:list-item>
        <text:list-item>
          <text:p text:style-name="P69"><text:span text:style-name="Default_20_Paragraph_20_Font"><text:span text:style-name="T7">Hedgehog</text:span></text:span> creates a +1 hedgehog defect at the centre of the box.</text:p>
        </text:list-item>
      </text:list>
      <text:p text:style-name="Standard"/>
      <text:p text:style-name="Standard"/>
      <text:p text:style-name="Standard"><text:span text:style-name="Default_20_Paragraph_20_Font"><text:span text:style-name="T7">BOXn.Tilt, BOXn.Twist (</text:span></text:span><text:span text:style-name="Default_20_Paragraph_20_Font"><text:span text:style-name="T16">only valid when Type is</text:span></text:span><text:span text:style-name="Default_20_Paragraph_20_Font"><text:span text:style-name="T7"> Normal)</text:span></text:span></text:p>
      <text:p text:style-name="Standard"><text:span text:style-name="Default_20_Paragraph_20_Font"><text:span text:style-name="T7">Tilt</text:span></text:span> and <text:span text:style-name="Default_20_Paragraph_20_Font"><text:span text:style-name="T7">Twist</text:span></text:span> are vector variables of length 2. <text:span text:style-name="Default_20_Paragraph_20_Font"><text:span text:style-name="T7">Tilt[1]</text:span></text:span> and <text:span text:style-name="Default_20_Paragraph_20_Font"><text:span text:style-name="T7">Twist[1]</text:span></text:span> contain the tilt and twist angles at <text:span text:style-name="Default_20_Paragraph_20_Font"><text:span text:style-name="T7">Z[1]</text:span></text:span>, whereas <text:span text:style-name="Default_20_Paragraph_20_Font"><text:span text:style-name="T7">Tilt[2]</text:span></text:span> and <text:span text:style-name="Default_20_Paragraph_20_Font"><text:span text:style-name="T7">Twist[2]</text:span></text:span> contain the total variations of tilt and twist within the box in the z-direction .</text:p>
      <text:p text:style-name="Standard"><text:span text:style-name="Default_20_Paragraph_20_Font"><text:span text:style-name="T7">Params</text:span></text:span> is a vector with additional parameters, currently not used for anything. Can be ignored.</text:p>
      <text:p text:style-name="Standard"/>
      <table:table table:name="Table2" table:style-name="Table2">
        <table:table-column table:style-name="Table2.A"/>
        <table:table-row>
          <table:table-cell table:style-name="Table2.A1" office:value-type="string">
            <text:p text:style-name="Code">BOX1.Type = Normal</text:p>
            <text:p text:style-name="Code">BOX1.Params = [1, 0 ]</text:p>
            <text:p text:style-name="Code">BOX1.X = [0.0, 1.0]</text:p>
            <text:p text:style-name="Code">BOX1.Y = [0.0, 1.0]</text:p>
            <text:p text:style-name="Code">BOX1.Z = [0.0, 1.0]</text:p>
            <text:p text:style-name="Code">BOX1.Tilt <text:s/>= [2.0, 0.0]</text:p>
            <text:p text:style-name="Code">BOX1.Twist = [45.0, 90.0]</text:p>
            <text:p text:style-name="P44"/>
          </table:table-cell>
        </table:table-row>
      </table:table>
      <text:p text:style-name="Caption">Table 1Example of specifying an initial LC orientation region. A box of Normal type, ranging from x=0, y=0, z=0 to x=1.0, y=1.0, z=1.0 microns is defined. The tilt angle is set to 2 degrees throughout the whole of the box. The tilt angle is 45 degrees at the bottom of the box (z=0) and changes linearly by 90 degrees throughout the box, so that at the top (z=1), it is135 degrees.</text:p>
      <text:h text:style-name="Heading_20_2" text:outline-level="2"><text:bookmark-start text:name="__RefHeading__1763_1428487312"/><text:bookmark-start text:name="_Toc284419071"/><text:bookmark-start text:name="_Toc297728882"/>Anchoring<text:bookmark-end text:name="__RefHeading__1763_1428487312"/><text:bookmark-end text:name="_Toc284419071"/><text:bookmark-end text:name="_Toc297728882"/></text:h>
      <text:p text:style-name="Standard">Liquid crystal alignment or anchoring is set using a number of <text:span text:style-name="Default_20_Paragraph_20_Font"><text:span text:style-name="T7">FIXLC</text:span></text:span> structures ranging from <text:span text:style-name="Default_20_Paragraph_20_Font"><text:span text:style-name="T7">FIXLC1</text:span></text:span> to <text:span text:style-name="Default_20_Paragraph_20_Font"><text:span text:style-name="T7">FIXLC99</text:span></text:span><text:span text:style-name="Default_20_Paragraph_20_Font"><text:span text:style-name="T16">, as defined in the mesh</text:span></text:span>.</text:p>
      <text:p text:style-name="Standard"/>
      <text:p text:style-name="P43">FIXLCn.Anchoring</text:p>
      <text:p text:style-name="Standard"><text:span text:style-name="Default_20_Paragraph_20_Font"><text:span text:style-name="T7">Anchoring</text:span></text:span> is a string that describes the type of anchoring. Possible values are <text:span text:style-name="Default_20_Paragraph_20_Font"><text:span text:style-name="T7">Homeotropic</text:span></text:span>, <text:span text:style-name="Default_20_Paragraph_20_Font"><text:span text:style-name="T7">Strong</text:span></text:span>, <text:span text:style-name="Default_20_Paragraph_20_Font"><text:span text:style-name="T7">Weak</text:span></text:span>, <text:span text:style-name="Default_20_Paragraph_20_Font"><text:span text:style-name="T7">Degenerate, Freeze </text:span></text:span><text:span text:style-name="Default_20_Paragraph_20_Font"><text:span text:style-name="T18">or</text:span></text:span><text:span text:style-name="Default_20_Paragraph_20_Font"><text:span text:style-name="T7"> Polymerise</text:span></text:span>.</text:p>
      <table:table table:name="Table3" table:style-name="Table3">
        <table:table-column table:style-name="Table3.A"/>
        <table:table-column table:style-name="Table3.B"/>
        <table:table-row>
          <table:table-cell table:style-name="Table3.A1" office:value-type="string">
            <text:p text:style-name="Standard">FIXLCi.Anchoring</text:p>
          </table:table-cell>
          <table:table-cell table:style-name="Table3.A1" office:value-type="string">
            <text:p text:style-name="Standard">Description</text:p>
          </table:table-cell>
        </table:table-row>
        <table:table-row>
          <table:table-cell table:style-name="Table3.A1" office:value-type="string">
            <text:p text:style-name="P4">Strong</text:p>
          </table:table-cell>
          <table:table-cell table:style-name="Table3.A1" office:value-type="string">
            <text:p text:style-name="Standard">Fixes the LC orientation to the easy direction.</text:p>
          </table:table-cell>
        </table:table-row>
        <table:table-row>
          <table:table-cell table:style-name="Table3.A1" office:value-type="string">
            <text:p text:style-name="P4">Weak</text:p>
          </table:table-cell>
          <table:table-cell table:style-name="Table3.A1" office:value-type="string">
            <text:p text:style-name="Standard">Weak anchoring (strength determined by the <text:span text:style-name="Default_20_Paragraph_20_Font"><text:span text:style-name="T7">FIXLCn.Strength</text:span></text:span> parameter) in the easy direction.</text:p>
          </table:table-cell>
        </table:table-row>
        <table:table-row>
          <table:table-cell table:style-name="Table3.A1" office:value-type="string">
            <text:p text:style-name="P4">Homeotropic</text:p>
          </table:table-cell>
          <table:table-cell table:style-name="Table3.A1" office:value-type="string">
            <text:p text:style-name="Standard">Fixes the LC along the local surface normal.</text:p>
          </table:table-cell>
        </table:table-row>
        <table:table-row>
          <table:table-cell table:style-name="Table3.A1" office:value-type="string">
            <text:p text:style-name="P4">Degenerate</text:p>
          </table:table-cell>
          <table:table-cell table:style-name="Table3.A1" office:value-type="string">
            <text:p text:style-name="Standard">The LC is free to rotate in the local surface plane. If the <text:span text:style-name="Default_20_Paragraph_20_Font"><text:span text:style-name="T7">FIXLCn.Strength</text:span></text:span> is &lt; 0, this becomes weak Homeotropic anchoring.</text:p>
          </table:table-cell>
        </table:table-row>
        <table:table-row>
          <table:table-cell table:style-name="Table3.A1" office:value-type="string">
            <text:p text:style-name="P4">Freeze</text:p>
          </table:table-cell>
          <table:table-cell table:style-name="Table3.A1" office:value-type="string">
            <text:p text:style-name="Standard">Fixes the LC to its initial orientation. Can be used e.g. to create non-uniform alignment.</text:p>
          </table:table-cell>
        </table:table-row>
        <table:table-row>
          <table:table-cell table:style-name="Table3.A1" office:value-type="string">
            <text:p text:style-name="P4">Polymerise</text:p>
          </table:table-cell>
          <table:table-cell table:style-name="Table3.A1" office:value-type="string">
            <text:p text:style-name="Standard"><text:span text:style-name="Default_20_Paragraph_20_Font"><text:span text:style-name="T4">Special unofficial secret feature that does not require an alignment surface in the mesh!</text:span></text:span> Fixes the value of the Q-tensor at any nodes where the order parameter value is equal <text:soft-page-break/>or below the value specified in <text:span text:style-name="Default_20_Paragraph_20_Font"><text:span text:style-name="T7">FIXLCn.Strength</text:span></text:span>.</text:p>
          </table:table-cell>
        </table:table-row>
        <table:table-row>
          <table:table-cell table:style-name="Table3.A8" office:value-type="string">
            <text:p text:style-name="P5">ManualNodes</text:p>
          </table:table-cell>
          <table:table-cell table:style-name="Table3.A8" office:value-type="string">
            <text:p text:style-name="P14">Use the FIXLCn.Params vector to manually specify mesh node numbers where to strongly fix the LC orientation to a given easy direction. You may have to look up the node numbering in the mesh file. </text:p>
            <text:p text:style-name="P14"/>
            <text:p text:style-name="P14">Note: numbering starts at 0 (whereas in mesh file it starts at 1, so subtract one), and in meshes with dielectric volume regions, node numbering is reordered in qlc3d so that all LC nodes come before dielectric nodes. This means that it is safer to look up node numbering from a previously written result mesh file than from one written by GiD when dielectrics are present.</text:p>
          </table:table-cell>
        </table:table-row>
      </table:table>
      <text:p text:style-name="Standard"/>
      <text:p text:style-name="Standard"/>
      <text:p text:style-name="P6">FIXLCn.Strength</text:p>
      <text:p text:style-name="Standard">Strength is a numeric variable that defines the Rapini-Papoular Anchoring strength when Weak or Degenerate anchoring is used. If Strength is set to a negative value and Type is Degenerate, a weak homeotropic anchoring with strength |Strength| is achieved.</text:p>
      <text:p text:style-name="Standard"/>
      <text:p text:style-name="P6">FIXLCn.Easy</text:p>
      <text:p text:style-name="Standard">Easy is a numeric vector of length 3. It sets the easy tilt, twist and rotation angles of the anchoring. The rotation angle is ignored for all cases except when Anchoring is Weak and K1 is not equal to K2.</text:p>
      <text:p text:style-name="Standard"/>
      <text:p text:style-name="P6">FIXLCn.K1, FIXLCn.K2</text:p>
      <text:p text:style-name="Normal"><text:span text:style-name="Default_20_Paragraph_20_Font"><text:span text:style-name="T7">K1</text:span></text:span> and <text:span text:style-name="Default_20_Paragraph_20_Font"><text:span text:style-name="T7">K2</text:span></text:span> are optional numeric values that can be used with <text:span text:style-name="Default_20_Paragraph_20_Font"><text:span text:style-name="T7">Anchoring = Weak </text:span></text:span>to specify anisotropic anchoring strengths. The actual polar and azimuthal anchoring strengths are <text:span text:style-name="Default_20_Paragraph_20_Font"><text:span text:style-name="T7">Strength*K1</text:span></text:span> and <text:span text:style-name="Default_20_Paragraph_20_Font"><text:span text:style-name="T7">Strength*K2</text:span></text:span> respectively. Default values are 1 for both, resulting in isotropic anchoring.</text:p>
      <text:p text:style-name="Normal"/>
      <text:p text:style-name="P8">FIXLCn.Params = [ list of numbers ]</text:p>
      <text:p text:style-name="P15">A list of additional options can be provided to different anchoring types. The meaning of the values will depend on the corresponding anchoring type.</text:p>
      <text:p text:style-name="P15"/>
      <text:p text:style-name="P15"><text:span text:style-name="T21">When </text:span><text:span text:style-name="T11">FIXLCn.Anchoring = ManualNodes</text:span><text:span text:style-name="T21">, the Params are mesh node indexes. In other cases this is ignored and not needed.</text:span> </text:p>
      <text:p text:style-name="Standard"/>
      <table:table table:name="Table4" table:style-name="Table4">
        <table:table-column table:style-name="Table4.A"/>
        <table:table-row>
          <table:table-cell table:style-name="Table4.A1" office:value-type="string">
            <text:p text:style-name="Code">FIXLC1.Anchoring = Homeotropic</text:p>
            <text:p text:style-name="Code">FIXLC1.Strength = 1e-4</text:p>
            <text:p text:style-name="Code">FIXLC1.Easy = [80.0000, 45.0000, 0.0000]</text:p>
            <text:p text:style-name="Code">FIXLC1.K1 = 1.0000</text:p>
            <text:p text:style-name="Code">FIXLC1.K2 = 1.0000</text:p>
            <text:p text:style-name="P44"/>
          </table:table-cell>
        </table:table-row>
      </table:table>
      <text:p text:style-name="Caption">Table 2 Example of specifying anchoring conditions. The anchoring on FixLC1 surface is set to strong homeotropic (perpendicular to the surface plane). In this case, the parameters Strength, Easy , K1 and K2 are ignored, since homeotropic anchoring type overrides these settings.</text:p>
      <text:h text:style-name="Heading_20_2" text:outline-level="2"><text:bookmark-start text:name="__RefHeading__1765_1428487312"/><text:bookmark-start text:name="_Toc284419072"/><text:bookmark-start text:name="_Toc297728883"/>Electric Potentials<text:bookmark-end text:name="__RefHeading__1765_1428487312"/><text:bookmark-end text:name="_Toc284419072"/><text:bookmark-end text:name="_Toc297728883"/></text:h>
      <text:p text:style-name="Standard">The potentials on electrodes are defined using a number of data structures ranging <text:soft-page-break/>from <text:span text:style-name="Default_20_Paragraph_20_Font"><text:span text:style-name="T7">E1</text:span></text:span> to <text:span text:style-name="Default_20_Paragraph_20_Font"><text:span text:style-name="T7">E99</text:span></text:span>. Each structure corresponds to an electrode as defined in the mesh.</text:p>
      <text:p text:style-name="Standard"/>
      <text:p text:style-name="P43">En.Time</text:p>
      <text:p text:style-name="Standard"><text:span text:style-name="Default_20_Paragraph_20_Font"><text:span text:style-name="T7">Time</text:span></text:span> is a numerical vector. Each value in <text:span text:style-name="Default_20_Paragraph_20_Font"><text:span text:style-name="T7">Time[i]</text:span></text:span> corresponds to a switching of potential <text:span text:style-name="Default_20_Paragraph_20_Font"><text:span text:style-name="T7">Pot[i]</text:span></text:span> on the electrodes. Note, the length of <text:span text:style-name="Default_20_Paragraph_20_Font"><text:span text:style-name="T7">Time</text:span></text:span> should be equal to the length of <text:span text:style-name="Default_20_Paragraph_20_Font"><text:span text:style-name="T7">Pot</text:span></text:span>.</text:p>
      <text:p text:style-name="Standard"/>
      <text:p text:style-name="P43">En.Pot</text:p>
      <text:p text:style-name="Standard"><text:span text:style-name="Default_20_Paragraph_20_Font"><text:span text:style-name="T7">Pot</text:span></text:span> is a numerical vector of length n. Each value in <text:span text:style-name="Default_20_Paragraph_20_Font"><text:span text:style-name="T7">Pot[i]</text:span></text:span> corresponds to a potential switching at time <text:span text:style-name="Default_20_Paragraph_20_Font"><text:span text:style-name="T7">Time[i]</text:span></text:span>. Note, the length of <text:span text:style-name="Default_20_Paragraph_20_Font"><text:span text:style-name="T7">Pot</text:span></text:span> should be equal to the length of <text:span text:style-name="Default_20_Paragraph_20_Font"><text:span text:style-name="T7">Time</text:span></text:span>.</text:p>
      <text:p text:style-name="Standard"/>
      <table:table table:name="Table5" table:style-name="Table5">
        <table:table-column table:style-name="Table5.A"/>
        <table:table-row>
          <table:table-cell table:style-name="Table5.A1" office:value-type="string">
            <text:p text:style-name="Code">E1.Time = [0.0, 1e-3]</text:p>
            <text:p text:style-name="Code">E1.Pot <text:s/>= [3.0, 0.0]</text:p>
          </table:table-cell>
        </table:table-row>
      </table:table>
      <text:p text:style-name="Caption">Table 3 Exampe of defining electrode potentials. Electrode 1 is switched to 3 V at time 0ms and to 0V at 1ms.</text:p>
      <text:h text:style-name="Heading_20_2" text:outline-level="2"><text:bookmark-start text:name="__RefHeading__1767_1428487312"/>Uniform Electric Fields<text:bookmark-end text:name="__RefHeading__1767_1428487312"/></text:h>
      <text:p text:style-name="Normal">A uniform electric field may be defined by setting the x,y and z-components of the EField vector. The units of the vector are V/<text:span text:style-name="Default_20_Paragraph_20_Font"><text:span text:style-name="T13">μ</text:span></text:span>m. For example, the following defines a constant field of 1.3 V / <text:span text:style-name="Default_20_Paragraph_20_Font"><text:span text:style-name="T13">μ</text:span></text:span>m throughout the structure.</text:p>
      <text:p text:style-name="Normal"/>
      <text:p text:style-name="P43">EField = [0 , 0 , 1.3]</text:p>
      <text:p text:style-name="Normal">Uniform electric fields can be defined in structures that do not contain any electrodes. Uniform electric fields are not functions of time, i.e. swithing on/off during a simulation is not currently supported.</text:p>
      <text:h text:style-name="Heading_20_2" text:outline-level="2"><text:bookmark-start text:name="__RefHeading__1769_1428487312"/><text:bookmark-start text:name="_Toc284419073"/><text:bookmark-start text:name="_Toc297728884"/>Dielectric Properties<text:bookmark-end text:name="__RefHeading__1769_1428487312"/><text:bookmark-end text:name="_Toc284419073"/><text:bookmark-end text:name="_Toc297728884"/></text:h>
      <text:p text:style-name="P43">eps_dielectric = [1.0,5.0]</text:p>
      <text:p text:style-name="P16"><text:span text:style-name="Default_20_Paragraph_20_Font"><text:span text:style-name="T7">eps_dielectric</text:span></text:span> is a numerical vector that holds the relative permittivity values of dielectric regions defined in the structure.</text:p>
      <text:h text:style-name="Heading_20_2" text:outline-level="2"><text:bookmark-start text:name="__RefHeading__1771_1428487312"/>Mesh Adaptation [VERSION 2]<text:bookmark-end text:name="__RefHeading__1771_1428487312"/></text:h>
      <text:p text:style-name="Normal">Mesh adaptation is controlled by specifying REFINEMENT objects (see section <text:bookmark-ref text:reference-format="text" text:ref-name="_Ref315963358">REFINEMENT Objects</text:bookmark-ref>), and the instances in time and/or iterations (see section <text:bookmark-ref text:reference-format="text" text:ref-name="_Ref315963382">Periodically Repeating Mesh Adaptation</text:bookmark-ref>) when mesh adaptation occurs.</text:p>
      <text:p text:style-name="Normal"/>
      <text:h text:style-name="Heading_20_3" text:outline-level="3"><text:bookmark-start text:name="__RefHeading__1773_1428487312"/><text:bookmark-start text:name="_Ref315963382"/>Periodically Repeating Mesh Adaptation<text:bookmark-end text:name="__RefHeading__1773_1428487312"/><text:bookmark-end text:name="_Ref315963382"/></text:h>
      <text:p text:style-name="Normal">The frequency of repeated mesh adaptation is specified by assigning a value to either variable RefRefIter or RepRefTime:</text:p>
      <text:p text:style-name="Normal"/>
      <text:p text:style-name="P46"><text:tab/>RepRefIter = iteration number</text:p>
      <text:p text:style-name="P48">or</text:p>
      <text:p text:style-name="P46"><text:tab/>RepRefTime = time period [milliseconds]. <text:span text:style-name="T22"># not working!!</text:span></text:p>
      <text:p text:style-name="Normal"/>
      <text:p text:style-name="Normal">If RepRefIter/RepRefTime are not specified, or if they are both set to a zero value, the mesh is not adapted periodically. However, it is still possible to specify explicit iteration/time instances to do this in the individual REFINEMENT objects.</text:p>
      <text:p text:style-name="Normal"/>
      <text:p text:style-name="Normal">Note that if a REFINEMENT object specifies iteration numbers or instances in time, these will take precedence over RepRefIter/RepRefTime for the corresponding <text:soft-page-break/>REFINMENT object.</text:p>
      <text:p text:style-name="Normal"/>
      <text:h text:style-name="Heading_20_3" text:outline-level="3"><text:bookmark-start text:name="__RefHeading__1775_1428487312"/><text:bookmark-start text:name="_Ref315963358"/>REFINEMENT Objects<text:bookmark-end text:name="__RefHeading__1775_1428487312"/><text:bookmark-end text:name="_Ref315963358"/></text:h>
      <text:p text:style-name="Normal">REFINEMENT objects are used to specify different properties (method, region, etc.) of mesh adaptation. Currently up to 99 REFINEMENT objects are supported. The following format is used:</text:p>
      <text:p text:style-name="P47">REFINEMENTi.&lt;key&gt; = &lt;value&gt;</text:p>
      <text:p text:style-name="P48">Where i is a number in the range 1-99, specifying the REFINEMENT object number, &lt;key&gt; is a property name string and &lt;value&gt; is the corresponding value (string, number or array).</text:p>
      <text:p text:style-name="P48"/>
      <text:p text:style-name="P48">The following key-value pairs can be defined:</text:p>
      <table:table table:name="Table6" table:style-name="Table6">
        <table:table-column table:style-name="Table6.A"/>
        <table:table-column table:style-name="Table6.B"/>
        <table:table-column table:style-name="Table6.C"/>
        <table:table-row>
          <table:table-cell table:style-name="Table6.A1" office:value-type="string">
            <text:p text:style-name="P49">Key</text:p>
          </table:table-cell>
          <table:table-cell table:style-name="Table6.A1" office:value-type="string">
            <text:p text:style-name="P49">Value Type</text:p>
          </table:table-cell>
          <table:table-cell table:style-name="Table6.A1" office:value-type="string">
            <text:p text:style-name="P49">Description</text:p>
          </table:table-cell>
        </table:table-row>
        <table:table-row>
          <table:table-cell table:style-name="Table6.A1" office:value-type="string">
            <text:p text:style-name="P48">Type</text:p>
          </table:table-cell>
          <table:table-cell table:style-name="Table6.A1" office:value-type="string">
            <text:p text:style-name="P48">String</text:p>
          </table:table-cell>
          <table:table-cell table:style-name="Table6.A1" office:value-type="string">
            <text:p text:style-name="P48">Sets the type of the corresponding REFINEMENT object. This will define how the other key/value pairs are interpreted for this object. See examples below for possible values.</text:p>
          </table:table-cell>
        </table:table-row>
        <table:table-row>
          <table:table-cell table:style-name="Table6.A1" office:value-type="string">
            <text:p text:style-name="P48">Values</text:p>
          </table:table-cell>
          <table:table-cell table:style-name="Table6.A1" office:value-type="string">
            <text:p text:style-name="P48">Array of numbers</text:p>
          </table:table-cell>
          <table:table-cell table:style-name="Table6.A1" office:value-type="string">
            <text:p text:style-name="P48">Interpretation depends on Type. See Examples below.</text:p>
          </table:table-cell>
        </table:table-row>
        <table:table-row>
          <table:table-cell table:style-name="Table6.A1" office:value-type="string">
            <text:p text:style-name="P48">Iterations</text:p>
          </table:table-cell>
          <table:table-cell table:style-name="Table6.A1" office:value-type="string">
            <text:p text:style-name="P48">Array of numbers</text:p>
          </table:table-cell>
          <table:table-cell table:style-name="Table6.A1" office:value-type="string">
            <text:p text:style-name="P48">Explicit Iteration numbers when adaptation described by this object is performed.</text:p>
          </table:table-cell>
        </table:table-row>
        <table:table-row>
          <table:table-cell table:style-name="Table6.A1" office:value-type="string">
            <text:p text:style-name="P48">Times</text:p>
          </table:table-cell>
          <table:table-cell table:style-name="Table6.A1" office:value-type="string">
            <text:p text:style-name="P48">Array of numbers</text:p>
          </table:table-cell>
          <table:table-cell table:style-name="Table6.A1" office:value-type="string">
            <text:p text:style-name="P48">Explicit times when adaptation described by this object is performed.</text:p>
          </table:table-cell>
        </table:table-row>
        <table:table-row>
          <table:table-cell table:style-name="Table6.A1" office:value-type="string">
            <text:p text:style-name="P48">X</text:p>
          </table:table-cell>
          <table:table-cell table:style-name="Table6.A1" office:value-type="string">
            <text:p text:style-name="P48">Array of numbers</text:p>
          </table:table-cell>
          <table:table-cell table:style-name="Table6.A1" office:value-type="string">
            <text:p text:style-name="P48">Array of x-coordinates</text:p>
          </table:table-cell>
        </table:table-row>
        <table:table-row>
          <table:table-cell table:style-name="Table6.A1" office:value-type="string">
            <text:p text:style-name="P48">Y</text:p>
          </table:table-cell>
          <table:table-cell table:style-name="Table6.A1" office:value-type="string">
            <text:p text:style-name="P48">Array of numbers</text:p>
          </table:table-cell>
          <table:table-cell table:style-name="Table6.A1" office:value-type="string">
            <text:p text:style-name="P48">Array of y-coordinates</text:p>
          </table:table-cell>
        </table:table-row>
        <table:table-row>
          <table:table-cell table:style-name="Table6.A1" office:value-type="string">
            <text:p text:style-name="P48">Z</text:p>
          </table:table-cell>
          <table:table-cell table:style-name="Table6.A1" office:value-type="string">
            <text:p text:style-name="P48">Array of numbers</text:p>
          </table:table-cell>
          <table:table-cell table:style-name="Table6.A1" office:value-type="string">
            <text:p text:style-name="P48">Array of z-coordinates</text:p>
          </table:table-cell>
        </table:table-row>
      </table:table>
      <text:p text:style-name="P48"/>
      <text:p text:style-name="P49">REFINEMENTi.Type= Sphere</text:p>
      <text:p text:style-name="P48">Selects elements within a spherical region centred on X, Y and Z. The Values array contains the radius/radii of the region(s). For example:</text:p>
      <text:p text:style-name="P48"/>
      <text:p text:style-name="P46"><text:tab/>REFINEMENT1.Type = Sphere</text:p>
      <text:p text:style-name="P46"><text:tab/>REFINEMENT1.Values = [0.5, 0.25, 0.1]</text:p>
      <text:p text:style-name="P46"><text:tab/>REFINEMENT1.X = [0.5]</text:p>
      <text:p text:style-name="P46"><text:tab/>REFINEMENT1.Y = [0.5]</text:p>
      <text:p text:style-name="P46"><text:tab/>REFINEMENT1.Z = [0.5]</text:p>
      <text:p text:style-name="P48"/>
      <text:p text:style-name="P48">Performs three refinement iterations, selecting elements at 0.5, 0.25 and 0.1 micron distances from coordinate 0.5, 0.5, 0.5. (Three concentric spherical regions are selected)</text:p>
      <text:p text:style-name="P48"/>
      <text:p text:style-name="P49">REFINEMENTi.Type=Box</text:p>
      <text:p text:style-name="P48">Selects elements within cuboidal regions specified in the X, Y and Z arrays.</text:p>
      <text:p text:style-name="P48">Example:</text:p>
      <text:p text:style-name="P46"><text:tab/>REFINEMENT1.Type = Box</text:p>
      <text:p text:style-name="P46"><text:tab/>REFINEMENT1.X = [0, 0.1, 0, 0.05]</text:p>
      <text:p text:style-name="P46"><text:tab/>REFINEMENT1.Y = [0, 0.1, 0, 0.05]</text:p>
      <text:p text:style-name="P46"><text:tab/>REFINEMENT1.Z = [0, 0.1, 0, 0.05]</text:p>
      <text:p text:style-name="P48">Performs two refinement iterations, selecting elements within the two cubes rangin <text:span text:style-name="T19">from x, y, z = 0 to 0.1 microns for the first cube and x,y,z = 0 to 0.05 microns for the second one (the second cube is inside the first one in this casd).</text:span></text:p>
      <text:p text:style-name="P48"/>
      <text:p text:style-name="P49"><text:soft-page-break/>REFINEMENTi.Type = Change</text:p>
      <text:p text:style-name="P48">Selects elements in which any of the five Q-tensor components change is equal or larger than specified in the Values array. For Example:</text:p>
      <text:p text:style-name="P48"/>
      <text:p text:style-name="P46"><text:tab/>REFINEMENT1.Type = Change</text:p>
      <text:p text:style-name="P46"><text:tab/>REFINEMENT1.Values = [0.2, 0.2 ]</text:p>
      <text:p text:style-name="P48"/>
      <text:p text:style-name="P48">Performs two refinement iterations, selecting any elements within which the Q-tensor change exceeds 0.2.</text:p>
      <text:h text:style-name="Heading_20_2" text:outline-level="2"><text:bookmark-start text:name="__RefHeading__1777_1428487312"/><text:bookmark-start text:name="_Toc284419074"/><text:bookmark-start text:name="_Toc297728885"/>Mesh Refinement<text:bookmark-end text:name="_Toc284419074"/><text:bookmark-end text:name="_Toc297728885"/> <text:span text:style-name="T23">OBSOLETE IGNORE THIS SECTION</text:span><text:tab/><text:bookmark-end text:name="__RefHeading__1777_1428487312"/></text:h>
      <text:p text:style-name="Normal">Three different types of mesh refinement are supported:</text:p>
      <text:list xml:id="list4882386615291362185" text:style-name="L2">
        <text:list-item>
          <text:p text:style-name="P79">Pre-refinement</text:p>
        </text:list-item>
        <text:list-item>
          <text:p text:style-name="P79">Adaptive refinement</text:p>
        </text:list-item>
        <text:list-item>
          <text:p text:style-name="P79">End-refinement</text:p>
        </text:list-item>
      </text:list>
      <text:p text:style-name="P50">Pre-refinement</text:p>
      <text:p text:style-name="Normal">In pre-refinement, some locations of the structure are chosen and refined before the start of a simulation. The mesh is not changed during the simulation unless specified to do so using ‘adaptive refinement’. This is convenient when it is known beforehand that higher accuracy is needed in some predetermined regions of the mesh.</text:p>
      <text:p text:style-name="Normal"/>
      <text:p text:style-name="P50">Adaptive refinement</text:p>
      <text:p text:style-name="Normal">In the case of adaptive refinement, the user specifies some criteria according to which the mesh is adapted during a simulation. This is useful, <text:span text:style-name="Default_20_Paragraph_20_Font"><text:span text:style-name="T1">e.g. </text:span></text:span>when defects that move about exist in the LC director field. The adaptive mesh refinement can then be set to “track” the locations of the defects and refine the mesh as needed.</text:p>
      <text:p text:style-name="Normal"/>
      <text:p text:style-name="P50">End-refinement</text:p>
      <text:p text:style-name="Normal">End-refinement is performed after a simulation is finished. That is, after the EndCriterion set earlier has been satisfied. The advantage of this is that often when seeking a final director configuration (<text:span text:style-name="Default_20_Paragraph_20_Font"><text:span text:style-name="T1">i.e.</text:span></text:span> not interested in the dynamics), it is quicker to first obtain an approximate solution on a coarse mesh, refine it, and continue.</text:p>
      <text:h text:style-name="Heading_20_3" text:outline-level="3"><text:bookmark-start text:name="__RefHeading__1779_1428487312"/><text:bookmark-start text:name="_Toc297728886"/>Pre-refinement<text:bookmark-end text:name="__RefHeading__1779_1428487312"/><text:bookmark-end text:name="_Toc297728886"/></text:h>
      <text:p text:style-name="Normal">Pre-refinement is defined in the settings file using the <text:span text:style-name="Default_20_Paragraph_20_Font"><text:span text:style-name="T7">REFREGn </text:span></text:span><text:span text:style-name="Default_20_Paragraph_20_Font"><text:span text:style-name="T16">structure, where n is a number ranging from 1 to 99. The</text:span></text:span><text:span text:style-name="Default_20_Paragraph_20_Font"><text:span text:style-name="T7"> REFREG </text:span></text:span><text:span text:style-name="Default_20_Paragraph_20_Font"><text:span text:style-name="T16">structures select and define various geometric regions in the mesh where refinement is performed.</text:span></text:span></text:p>
      <text:p text:style-name="P46"/>
      <text:p text:style-name="P51">The REFREG structure consists of the following fields:</text:p>
      <text:p text:style-name="Code">REFREGn.Type</text:p>
      <text:p text:style-name="P51">The type field is a string that determines the shape of the refined region. Possible values are:</text:p>
      <text:p text:style-name="Code">Sphere</text:p>
      <text:p text:style-name="P46"/>
      <text:p text:style-name="Code">REFREGn.X</text:p>
      <text:p text:style-name="Normal">This is an array of X-coordinates.</text:p>
      <text:p text:style-name="Code">REFREGn.Y</text:p>
      <text:p text:style-name="Normal">This is an array of Y-coordinates.</text:p>
      <text:p text:style-name="Code">REFREGn.Z</text:p>
      <text:p text:style-name="Normal">This is an array of Z-coordinates.</text:p>
      <text:p text:style-name="Code"><text:soft-page-break/>REFREGn.Distance</text:p>
      <text:p text:style-name="Normal">This is an array of numbers that determine the size of the refinement region. The length of this array determines the number of refinement iterations.</text:p>
      <table:table table:name="Table7" table:style-name="Table7">
        <table:table-column table:style-name="Table7.A"/>
        <table:table-row>
          <table:table-cell table:style-name="Table7.A1" office:value-type="string">
            <text:p text:style-name="Code">REFREG1.Type = Sphere</text:p>
            <text:p text:style-name="Code">REFREG1.X = [1.0]</text:p>
            <text:p text:style-name="Code">REFREX1.Y = [1.2]</text:p>
            <text:p text:style-name="Code">REFREG1.Z = [1.0]</text:p>
            <text:p text:style-name="Code"><text:span text:style-name="Default_20_Paragraph_20_Font"><text:span text:style-name="T14">REFREG1.Distance = [0.5, 0.25, 0.125]</text:span></text:span></text:p>
          </table:table-cell>
        </table:table-row>
      </table:table>
      <text:p text:style-name="Caption">Table 1 REFREG example</text:p>
      <text:p text:style-name="P57">Table 2 l Example of defining a pre-refinement region. A spherical region centred at xyz=[1.0,1.2,1.0] is defined. Three refinement iterations are performed. Elements at distances of 0.5, 0.25 and 0.125 microns from the centre of the sphere are refined. This results in three different levels of refinement, with the mesh density increasing in three steps towards the centre of the defined sphere.</text:p>
      <text:p text:style-name="Caption"/>
      <text:h text:style-name="Heading_20_3" text:outline-level="3"><text:bookmark-start text:name="__RefHeading__1781_1428487312"/><text:bookmark-start text:name="_Toc297728887"/>Adaptive Refinement<text:bookmark-end text:name="_Toc297728887"/> <text:span text:style-name="T24">OBSOLETE IGNORE THIS SECTION</text:span><text:bookmark-end text:name="__RefHeading__1781_1428487312"/></text:h>
      <text:p text:style-name="Normal"/>
      <text:p text:style-name="Normal">Adaptive refinement is performed periodically during a simulation. This is not working at the moment.</text:p>
      <text:p text:style-name="Code"/>
      <text:p text:style-name="Code">AUTOREFn.Type</text:p>
      <text:p text:style-name="Normal">This determines selection criterion to use when choosing refinement region.</text:p>
      <text:p text:style-name="Normal">Currently only use: Change</text:p>
      <text:p text:style-name="Code">AUTOREF.MaxValue</text:p>
      <text:p text:style-name="Normal">This a list of values used in choosing refinement regions. The number of values in the list specifies the maximum times refinement is performed.</text:p>
      <text:p text:style-name="Code">AUTOREF.MinSize</text:p>
      <text:p text:style-name="Normal">An element whose size is smaller than this value will not be refined.</text:p>
      <text:p text:style-name="Code">AUTOREF.RefIter</text:p>
      <text:p text:style-name="Normal">This specifies the frequency at which refinement is performed. So, for example, if Refiter is set to 10, adaptive mesh refinement is performed every 10’th iteration.</text:p>
      <text:p text:style-name="Normal"/>
      <table:table table:name="Table8" table:style-name="Table8">
        <table:table-column table:style-name="Table8.A"/>
        <table:table-row>
          <table:table-cell table:style-name="Table8.A1" office:value-type="string">
            <text:p text:style-name="Code">AUTOREF1.Type = Change</text:p>
            <text:p text:style-name="Code">AUTOREF1.MaxValue = [value1, value2, …,valuen]</text:p>
            <text:p text:style-name="Code">AUTOREF1.MinSize = value</text:p>
            <text:p text:style-name="Code">AUTOREF1.RefIter = I <text:s text:c="5"/># refinement is performed every i'th iteration</text:p>
          </table:table-cell>
        </table:table-row>
      </table:table>
      <text:p text:style-name="Caption">Table 1 AUTOREF example</text:p>
      <text:p text:style-name="Normal"/>
      <text:h text:style-name="Heading_20_3" text:outline-level="3"><text:bookmark-start text:name="__RefHeading__1783_1428487312"/><text:bookmark-start text:name="_Toc297728888"/>End-Refinement<text:bookmark-end text:name="_Toc297728888"/> <text:span text:style-name="T24">OBSOLETE IGNORE THIS SECTION</text:span><text:bookmark-end text:name="__RefHeading__1783_1428487312"/></text:h>
      <text:p text:style-name="Normal">End-refinement is performed at the end of a simulation. Using the new mesh, the simulation is repeated continuing from the previous result.</text:p>
      <text:p text:style-name="Normal"/>
      <text:p text:style-name="Normal">End-refinement checks whether the current solution satisfies the given error criteria:</text:p>
      <text:list xml:id="list1657902484253262103" text:style-name="L3">
        <text:list-item>
          <text:list>
            <text:list-item>
              <text:p text:style-name="P77">If yes, the program quits without further refinement.</text:p>
            </text:list-item>
            <text:list-item>
              <text:p text:style-name="P77">If no, the mesh is refined, and the EndCriterion is modified to run the simulation again.</text:p>
            </text:list-item>
          </text:list>
        </text:list-item>
      </text:list>
      <text:p text:style-name="Normal"/>
      <text:p text:style-name="Normal">End-refinement is controlled by setting the fields of the ENDREF structure. ENDREF consists of the same fields as AUTOREF, but with the difference that the RefIter field determines the maximum number of times that End-Refinement is performed. This is necessary to prevent the program from running forever, which happens with certain combinations of <text:s/>ENDREF.Type and ENDREF. MaxValue variables.</text:p>
      <text:p text:style-name="Normal"><text:s/></text:p>
      <table:table table:name="Table9" table:style-name="Table9">
        <table:table-column table:style-name="Table9.A"/>
        <table:table-row>
          <table:table-cell table:style-name="Table9.A1" office:value-type="string">
            <text:p text:style-name="Code">ENDREF1.Type = Change</text:p>
            <text:p text:style-name="Code">ENDREF1.MaxValue = [value1, value2, …,valuen]</text:p>
            <text:p text:style-name="Code">ENDREF1.MinSize = value</text:p>
            <text:p text:style-name="Code"><text:soft-page-break/>ENDREF1.RefIter =I # End-refinement is performed at most I times.</text:p>
          </table:table-cell>
        </table:table-row>
      </table:table>
      <text:p text:style-name="Caption">Table 2 ENDREF example</text:p>
      <text:p text:style-name="Caption"/>
      <text:p text:style-name="P4"/>
      <text:p text:style-name="Standard">//</text:p>
      <text:p text:style-name="Standard">NEW SETTINGS MOVED FROM SOLVER FILE</text:p>
      <text:p text:style-name="Standard">QmatrixSolver = Auto || PCG || GMRES</text:p>
      <text:p text:style-name="Standard"/>
      <text:p text:style-name="Standard">NumAssemblyThreads = integer</text:p>
      <text:p text:style-name="Standard">NumMatrixSolverThreads = integer</text:p>
      <text:h text:style-name="Heading_20_1" text:outline-level="1"><text:bookmark-start text:name="__RefHeading__1785_1428487312"/><text:bookmark-start text:name="_Toc284419075"/><text:bookmark-start text:name="_Toc297728889"/>Solver Settings File<text:bookmark-end text:name="__RefHeading__1785_1428487312"/><text:bookmark-end text:name="_Toc284419075"/><text:bookmark-end text:name="_Toc297728889"/></text:h>
      <text:p text:style-name="Normal"/>
      <text:p text:style-name="P52">This file is nolonger required. The same settings can be set in the settings file. </text:p>
      <text:p text:style-name="Normal"/>
      <text:p text:style-name="Normal"/>
      <text:p text:style-name="Normal">The “solver.qfg” file located in the same directory with the qlc3d executable contains settings for controlling various aspects of the solution process.</text:p>
      <text:p text:style-name="P46"/>
      <text:list xml:id="list7327541292048704707" text:style-name="L4">
        <text:list-item>
          <text:p text:style-name="P81"><text:span text:style-name="Default_20_Paragraph_20_Font"><text:span text:style-name="T7">nThreads</text:span></text:span><text:span text:style-name="Default_20_Paragraph_20_Font"><text:span text:style-name="T17"> </text:span></text:span>specifies number of parallel threads used in the matrix assembly. Parallel solver has not been implemented.</text:p>
        </text:list-item>
        <text:list-item>
          <text:p text:style-name="P81"><text:span text:style-name="Default_20_Paragraph_20_Font"><text:span text:style-name="T7">Q_Solver</text:span></text:span> specifies solver method used for solving the Q-tensor equations.</text:p>
        </text:list-item>
        <text:list-item>
          <text:p text:style-name="P81"><text:span text:style-name="Default_20_Paragraph_20_Font"><text:span text:style-name="T7">V_Solver</text:span></text:span> specifies solver method used for solving the potential equations.</text:p>
        </text:list-item>
      </text:list>
      <text:p text:style-name="Normal"><text:tab/></text:p>
      <text:p text:style-name="Normal">In general, the equations for the Q-tensor and the electric potential are solved using either the Preconditioned Conjugate Gradient (PCG) or the Gerneralised Minimal Residual (GMRES) method. Set<text:span text:style-name="Default_20_Paragraph_20_Font"><text:span text:style-name="T17"> </text:span></text:span><text:span text:style-name="Default_20_Paragraph_20_Font"><text:span text:style-name="T7">Q_Solver</text:span></text:span><text:span text:style-name="Default_20_Paragraph_20_Font"><text:span text:style-name="T17"> </text:span></text:span>and<text:span text:style-name="Default_20_Paragraph_20_Font"><text:span text:style-name="T17"> </text:span></text:span><text:span text:style-name="Default_20_Paragraph_20_Font"><text:span text:style-name="T7">V_Solver</text:span></text:span><text:span text:style-name="Default_20_Paragraph_20_Font"><text:span text:style-name="T17"> </text:span></text:span>to either 1 or 0.</text:p>
      <text:p text:style-name="Normal">Both PCG and GMRES require a preconditioner matrix that can be diagonal, incomplete cholesky or incomplete LU decomposition. Se the Q and V preconditioner variables to 1, 2, or 3. A maximum number of iterations and required accuracy must also be defined for both methods.</text:p>
      <text:p text:style-name="Normal">Usually the PCG method with diagonal preconditioning is fastest, but in some cases does not converge to a solution. The GMRES method with e.g. incomplete LU preconditioning is more robust, but a bit slower and uses more memory. For example, structures with Neumann boundary conditions require using the GMRES method for the potential solution since the matrix problem is non-symmetric. (detection of cases like this should really be automatic…)</text:p>
      <text:p text:style-name="Normal">The dynamics of the Q-tensor involves multiple sub-iterations per time step. If the size of the time step is too large, these sub-iterations may not converge. The<text:span text:style-name="Default_20_Paragraph_20_Font"><text:span text:style-name="T17"> Q</text:span></text:span><text:span text:style-name="Default_20_Paragraph_20_Font"><text:span text:style-name="T7">_Newton_Panic_Iter</text:span></text:span><text:span text:style-name="Default_20_Paragraph_20_Font"><text:span text:style-name="T17"> </text:span></text:span>determines the maximum number of sub iterations before the time step is scaled by the value of<text:span text:style-name="Default_20_Paragraph_20_Font"><text:span text:style-name="T17"> </text:span></text:span><text:span text:style-name="Default_20_Paragraph_20_Font"><text:span text:style-name="T7">Q_Newton_Panic_Coeff</text:span></text:span><text:span text:style-name="Default_20_Paragraph_20_Font"><text:span text:style-name="T17">.</text:span></text:span></text:p>
      <text:p text:style-name="Normal"/>
      <table:table table:name="Table10" table:style-name="Table10">
        <table:table-column table:style-name="Table10.A"/>
        <table:table-row>
          <table:table-cell table:style-name="Table10.A1" office:value-type="string">
            <text:p text:style-name="Code"><text:tab/>nThreads <text:tab/>= 4</text:p>
            <text:p text:style-name="Code"><text:tab/>Q_Solver<text:tab/>= 1<text:tab/># 0 = PCG, 1 = GMRES</text:p>
            <text:p text:style-name="Code"><text:tab/>V_Solver<text:tab/>= 1<text:tab/># 0 = PCG, 1 = GMRES</text:p>
            <text:p text:style-name="Code">#--------------------------------------------------------</text:p>
            <text:p text:style-name="Code">#<text:tab/>Q-Tensor solver settings</text:p>
            <text:p text:style-name="Code">#--------------------------------------------------------</text:p>
            <text:p text:style-name="Code"><text:soft-page-break/><text:tab/>Q_Newton_Panic_Iter <text:s/>= 10</text:p>
            <text:p text:style-name="Code"><text:tab/>Q_Newton_Panic_Coeff = 0.1<text:tab/><text:tab/></text:p>
            <text:p text:style-name="Code"><text:tab/></text:p>
            <text:p text:style-name="Code"><text:tab/># Preconditioned Conjugate Gradient Q-tensor solver settings</text:p>
            <text:p text:style-name="Code"><text:tab/>Q_PCG_Preconditioner <text:tab/>= 0<text:tab/># 0 = Diagonal</text:p>
            <text:p text:style-name="Code"><text:tab/><text:tab/><text:tab/><text:tab/><text:tab/><text:tab/># 1 = Incomplete Cholesky</text:p>
            <text:p text:style-name="Code"><text:tab/><text:tab/><text:tab/><text:tab/><text:tab/><text:tab/># 2 = Incoplete LU</text:p>
            <text:p text:style-name="Code"><text:tab/>Q_PCG_Maxiter<text:tab/>= 2000</text:p>
            <text:p text:style-name="Code"><text:tab/>Q_PCG_Toler<text:tab/><text:tab/>= 1e-3</text:p>
            <text:p text:style-name="Code"><text:tab/><text:tab/></text:p>
            <text:p text:style-name="Code"><text:tab/># GMRES Q-tensor solver settings<text:tab/></text:p>
            <text:p text:style-name="Code"><text:tab/>Q_GMRES_Preconditioner<text:tab/>= 2<text:tab/># 0 = Diagonal</text:p>
            <text:p text:style-name="Code"><text:tab/><text:tab/><text:tab/><text:tab/><text:tab/><text:tab/><text:tab/># 1 = Incomplete Cholesky</text:p>
            <text:p text:style-name="Code"><text:tab/><text:tab/><text:tab/><text:tab/><text:tab/><text:tab/><text:tab/># 2 = Incoplete LU</text:p>
            <text:p text:style-name="Code"><text:tab/>Q_GMRES_Maxiter<text:tab/>= 200</text:p>
            <text:p text:style-name="Code"><text:tab/>Q_GMRES_Restart<text:tab/>= 100</text:p>
            <text:p text:style-name="Code"><text:tab/>Q_GMRES_Toler<text:tab/>= 1e-3</text:p>
            <text:p text:style-name="Code">#-------------------------------------------------------</text:p>
            <text:p text:style-name="Code">#<text:tab/>Potential solver settings</text:p>
            <text:p text:style-name="Code">#-------------------------------------------------------</text:p>
            <text:p text:style-name="Code"><text:tab/># Preconditioned Conjugate Gradient potential solver settings</text:p>
            <text:p text:style-name="Code"><text:tab/>V_PCG_Preconditioner = 0<text:tab/><text:tab/># 0 = Diagonal</text:p>
            <text:p text:style-name="Code"><text:tab/><text:tab/><text:tab/><text:tab/><text:tab/><text:tab/><text:tab/># 1 = Incomplete Cholesky</text:p>
            <text:p text:style-name="Code"><text:tab/><text:tab/><text:tab/><text:tab/><text:tab/><text:tab/><text:tab/># 2 = Incomplete LU</text:p>
            <text:p text:style-name="Code"><text:tab/>V_PCG_Maxiter<text:tab/>= 2000</text:p>
            <text:p text:style-name="Code"><text:tab/>V_PCG_Toler<text:tab/><text:tab/>= 1e-6</text:p>
            <text:p text:style-name="Code"><text:tab/></text:p>
            <text:p text:style-name="Code"><text:tab/># GMRES potential solver settings<text:tab/></text:p>
            <text:p text:style-name="Code"><text:tab/>V_GMRES_Preconditioner<text:tab/>= 2<text:tab/><text:tab/># 0 = Diagonal</text:p>
            <text:p text:style-name="Code"><text:tab/><text:tab/><text:tab/><text:tab/><text:tab/><text:tab/><text:tab/># 1 = Incomplete Cholesky</text:p>
            <text:p text:style-name="Code"><text:tab/><text:tab/><text:tab/><text:tab/><text:tab/><text:tab/><text:tab/># 2 = Incoplete LU</text:p>
            <text:p text:style-name="Code"><text:tab/>V_GMRES_Maxiter<text:tab/>= 2000</text:p>
            <text:p text:style-name="Code"><text:tab/>V_GMRES_Restart<text:tab/>= 50;</text:p>
            <text:p text:style-name="Code"><text:tab/>V_GMRES_Toler<text:tab/>= 1e-6;</text:p>
            <text:p text:style-name="Code"><text:tab/></text:p>
            <text:p text:style-name="Code">};</text:p>
            <text:p text:style-name="P45"/>
          </table:table-cell>
        </table:table-row>
      </table:table>
      <text:p text:style-name="Caption">Table 4 Example solver.qfg file.</text:p>
      <text:p text:style-name="Normal"><text:span text:style-name="Default_20_Paragraph_20_Font"><text:span text:style-name="T17"><text:s/></text:span></text:span></text:p>
      <text:h text:style-name="Heading_20_1" text:outline-level="1"><text:bookmark-start text:name="__RefHeading__2107_85438043"/>Settings File <text:span text:style-name="T29">Example</text:span><text:bookmark-end text:name="__RefHeading__2107_85438043"/></text:h>
      <text:p text:style-name="P53">Below, a<text:span text:style-name="T28">n example </text:span>settings file is given. <text:span text:style-name="T29">You can copy/paste it to a text file and use it as a starting point in your own projects.</text:span></text:p>
      <table:table table:name="Table11" table:style-name="Table11">
        <table:table-column table:style-name="Table11.A"/>
        <table:table-row>
          <table:table-cell table:style-name="Table11.A1" office:value-type="string">
            <text:p text:style-name="P30">meshName = mesh3df.txt </text:p>
            <text:p text:style-name="P30"/>
            <text:p text:style-name="P33"># Simulate 10 millisecon<text:span text:style-name="T30">d</text:span>s</text:p>
            <text:p text:style-name="P30">EndCriterion = <text:span text:style-name="T25">Time</text:span></text:p>
            <text:p text:style-name="P30">EndValue = 1<text:span text:style-name="T25">0</text:span>e-<text:span text:style-name="T25">3</text:span></text:p>
            <text:p text:style-name="P30"><text:soft-page-break/></text:p>
            <text:p text:style-name="P30">dt = <text:span text:style-name="T25">1</text:span>e-9 <text:span text:style-name="T31">#dt&gt;0 for time stepping, dt=0 for Newton method</text:span></text:p>
            <text:p text:style-name="P30">dtLimits = [1e-9, 1e-<text:span text:style-name="T25">4</text:span>] <text:s text:c="2"/><text:span text:style-name="T25"># min, max allowed dt</text:span></text:p>
            <text:p text:style-name="P30">MaxError = 1e-5 <text:span text:style-name="T31"># time step accuracy</text:span></text:p>
            <text:p text:style-name="P30">TargetdQ = 1e-2 <text:span text:style-name="T31"># predictor-corrector param.</text:span></text:p>
            <text:p text:style-name="P30">DtFunction = [0.25, 0.8, 1.2, 10]; </text:p>
            <text:p text:style-name="P30"/>
            <text:p text:style-name="P34">Savedir = results_directory # results are saved here</text:p>
            <text:p text:style-name="P30">SaveIter = <text:span text:style-name="T25">5 # write result to file every 5 iterations</text:span></text:p>
            <text:p text:style-name="P30"/>
            <text:p text:style-name="P30">K11 = 6.2e-12 <text:span text:style-name="T26"># LC elastic coefficients</text:span></text:p>
            <text:p text:style-name="P30">K22 = 3.9e-12</text:p>
            <text:p text:style-name="P30">K33 = 8.2e-12</text:p>
            <text:p text:style-name="P30">p0 = <text:s/><text:span text:style-name="T25">2.0</text:span>e-6 <text:s/><text:span text:style-name="T25"># no chiral doping</text:span></text:p>
            <text:p text:style-name="P30"/>
            <text:p text:style-name="P30">A = -0.240000e6 # -2 degrees</text:p>
            <text:p text:style-name="P30">B = -2.133300e<text:span text:style-name="T25">6</text:span></text:p>
            <text:p text:style-name="P30">C = 1.733300e<text:span text:style-name="T25">6</text:span></text:p>
            <text:p text:style-name="P30">eps_par = 18.5; <text:span text:style-name="T26"># LC dielectric coefficients</text:span></text:p>
            <text:p text:style-name="P30">eps_per = 7.0;</text:p>
            <text:p text:style-name="P30">gamma1 = 0.0777; <text:span text:style-name="T26"># LC rotational viscosity</text:span></text:p>
            <text:p text:style-name="P30"/>
            <text:p text:style-name="P33"># set initial LC orientation to 10 degrees tilt everywhere</text:p>
            <text:p text:style-name="P30">bOX1.Type = Normal</text:p>
            <text:p text:style-name="P30">BOX1.Params = [1,0]</text:p>
            <text:p text:style-name="P30">BOX1.X = [0.0, 50]</text:p>
            <text:p text:style-name="P30">BOX1.Y = [0.0, 50]</text:p>
            <text:p text:style-name="P30">BOX1.Z = [0, 1]</text:p>
            <text:p text:style-name="P30">BOX1.Tilt = [10,0]</text:p>
            <text:p text:style-name="P30">BOX1.Twist = [0,0]</text:p>
            <text:p text:style-name="P30"/>
            <text:p text:style-name="P35"># FIXLC1 surface at 10 degrees tilt, strong anchoring</text:p>
            <text:p text:style-name="P30">FIXLC1.anchoring =strong </text:p>
            <text:p text:style-name="P30">FIXLC1.Strength = 1e-4</text:p>
            <text:p text:style-name="P30">FIXLC1.K1 = 1.0</text:p>
            <text:p text:style-name="P30">FIXLC1.K2 = 1.0</text:p>
            <text:p text:style-name="P30">FIXLC1.Easy = [1<text:span text:style-name="T27">0</text:span>, 0,0]</text:p>
            <text:p text:style-name="P30"/>
            <text:p text:style-name="P35"># FIXLC2 surface at 1 degree tilt, 90 degrees twist</text:p>
            <text:p text:style-name="P30">FIXLC2.anchoring =strong </text:p>
            <text:p text:style-name="P30">FIXLC2.Strength = 1e-4</text:p>
            <text:p text:style-name="P30">FIXLC2.K1 = 1.0</text:p>
            <text:p text:style-name="P30">FIXLC2.K2 = 1.0</text:p>
            <text:p text:style-name="P30">FIXLC2.Easy = [1.<text:span text:style-name="T27">0</text:span>, <text:span text:style-name="T27">9</text:span>0,0]</text:p>
            <text:p text:style-name="P31"/>
            <text:p text:style-name="P30"># specify potentials for two electrodes</text:p>
            <text:p text:style-name="P30">E1.Time = [0]</text:p>
            <text:p text:style-name="P30">E1.Pot = [0]</text:p>
            <text:p text:style-name="P30"/>
            <text:p text:style-name="P30">E2.Time = [0, 5e-3]</text:p>
            <text:p text:style-name="P30">E2.Pot = [5, 0]</text:p>
            <text:p text:style-name="P30"/>
            <text:p text:style-name="P30"/>
            <text:p text:style-name="P32"><text:soft-page-break/># mesh contains 2 different dielectric regions. </text:p>
            <text:p text:style-name="P32"><text:span text:style-name="T31"># </text:span>Set their permittivities to 4 and 5</text:p>
            <text:p text:style-name="P30">eps_dielectric = [4, 5];</text:p>
            <text:p text:style-name="P30"/>
            <text:p text:style-name="P30"># Do mesh refinement every 30 iterations</text:p>
            <text:p text:style-name="P30">RepRefIter = 30</text:p>
            <text:p text:style-name="P37">#split elements where Q changes by more than 0.1 per element.</text:p>
            <text:p text:style-name="P30">REFINEMENT1.Type = <text:span text:style-name="T31">Change</text:span></text:p>
            <text:p text:style-name="P30">REFINEMENT1.Values = [0.<text:span text:style-name="T31">1</text:span>, 0.1] <text:span text:style-name="T32"># Q change threshold</text:span> </text:p>
            <text:p text:style-name="P30">REFINEMENT1.X = [0, 1, 0, 0.2]</text:p>
            <text:p text:style-name="P30">REFINEMENT1.Y = [0, 1, 0, 1]</text:p>
            <text:p text:style-name="P30">REFINEMENT1.Z = [0, 10, 0, 0.5]</text:p>
          </table:table-cell>
        </table:table-row>
      </table:table>
      <text:h text:style-name="Heading_20_1" text:outline-level="1"><text:bookmark-start text:name="__RefHeading__2109_85438043"/><text:span text:style-name="T32">M</text:span>inimal Mesh File Example<text:bookmark-end text:name="__RefHeading__2109_85438043"/></text:h>
      <text:p text:style-name="P54">Below a minimal mesh file is shown. If your mesh file looks like gibberish when opened in a text editor, you have saved it in binary format and qlc3d will not be able to read it. To save in text format in GiD, a mesh must be <text:span text:style-name="T5">exported</text:span>, not saved.</text:p>
      <text:p text:style-name="P54"/>
      <text:list xml:id="list5920384080653578474" text:style-name="L5">
        <text:list-item>
          <text:p text:style-name="P78">The below mesh consists of 9 nodes in range 0 to 1 microns (section “Coordinates”). </text:p>
        </text:list-item>
        <text:list-item>
          <text:p text:style-name="P78">It has 12 tetrahedral elements (first section “Elements”), all of LC material (material number 4). </text:p>
        </text:list-item>
        <text:list-item>
          <text:p text:style-name="P78">It has periodic surfaces consisting of 6 x prism elements (second section “Elements”).</text:p>
        </text:list-item>
        <text:list-item>
          <text:p text:style-name="P78">It has 12 triangular elements (third section “Elements”) of material number 3 (periodic). </text:p>
        </text:list-item>
        <text:list-item>
          <text:p text:style-name="P78">The mesh does not have any alignment surfaces nor electrodes, i.e. it is a fully periodic box of LC material. </text:p>
        </text:list-item>
      </text:list>
      <table:table table:name="Table12" table:style-name="Table12">
        <table:table-column table:style-name="Table12.A"/>
        <table:table-row>
          <table:table-cell table:style-name="Table12.A1" office:value-type="string">
            <text:p text:style-name="P36">MESH dimension 3 ElemType Tetrahedra Nnode 4</text:p>
            <text:p text:style-name="P36">Coordinates</text:p>
            <text:p text:style-name="P36"><text:s text:c="4"/>1 <text:s text:c="14"/>1 <text:s text:c="14"/>0 <text:s text:c="14"/>1</text:p>
            <text:p text:style-name="P36"><text:s text:c="4"/>2 <text:s text:c="4"/>0.499998865 <text:s text:c="4"/>0.500003276 <text:s text:c="4"/>0.499995589</text:p>
            <text:p text:style-name="P36"><text:s text:c="4"/>3 <text:s text:c="14"/>1 <text:s text:c="14"/>1 <text:s text:c="14"/>1</text:p>
            <text:p text:style-name="P36"><text:s text:c="4"/>4 <text:s text:c="14"/>0 <text:s text:c="14"/>0 <text:s text:c="14"/>1</text:p>
            <text:p text:style-name="P36"><text:s text:c="4"/>5 <text:s text:c="14"/>1 <text:s text:c="14"/>0 <text:s text:c="14"/>0</text:p>
            <text:p text:style-name="P36"><text:s text:c="4"/>6 <text:s text:c="14"/>1 <text:s text:c="14"/>1 <text:s text:c="14"/>0</text:p>
            <text:p text:style-name="P36"><text:s text:c="4"/>7 <text:s text:c="14"/>0 <text:s text:c="14"/>0 <text:s text:c="14"/>0</text:p>
            <text:p text:style-name="P36"><text:s text:c="4"/>8 <text:s text:c="14"/>0 <text:s text:c="14"/>1 <text:s text:c="14"/>1</text:p>
            <text:p text:style-name="P36"><text:s text:c="4"/>9 <text:s text:c="14"/>0 <text:s text:c="14"/>1 <text:s text:c="14"/>0</text:p>
            <text:p text:style-name="P36">end coordinates</text:p>
            <text:p text:style-name="P36"/>
            <text:p text:style-name="P36">Elements</text:p>
            <text:p text:style-name="P36"><text:s text:c="7"/>1 <text:s text:c="6"/>9 <text:s text:c="6"/>8 <text:s text:c="6"/>4 <text:s text:c="6"/>2 4</text:p>
            <text:p text:style-name="P36"><text:s text:c="7"/>2 <text:s text:c="6"/>4 <text:s text:c="6"/>3 <text:s text:c="6"/>1 <text:s text:c="6"/>2 4</text:p>
            <text:p text:style-name="P36"><text:s text:c="7"/>3 <text:s text:c="6"/>4 <text:s text:c="6"/>8 <text:s text:c="6"/>3 <text:s text:c="6"/>2 4</text:p>
            <text:p text:style-name="P36"><text:s text:c="7"/>4 <text:s text:c="6"/>5 <text:s text:c="6"/>1 <text:s text:c="6"/>6 <text:s text:c="6"/>2 4</text:p>
            <text:p text:style-name="P36"><text:s text:c="7"/>5 <text:s text:c="6"/>7 <text:s text:c="6"/>4 <text:s text:c="6"/>1 <text:s text:c="6"/>2 4</text:p>
            <text:p text:style-name="P36"><text:s text:c="7"/>6 <text:s text:c="6"/>9 <text:s text:c="6"/>4 <text:s text:c="6"/>7 <text:s text:c="6"/>2 4</text:p>
            <text:p text:style-name="P36"><text:s text:c="7"/>7 <text:s text:c="6"/>6 <text:s text:c="6"/>9 <text:s text:c="6"/>7 <text:s text:c="6"/>2 4</text:p>
            <text:p text:style-name="P36"><text:s text:c="7"/>8 <text:s text:c="6"/>5 <text:s text:c="6"/>6 <text:s text:c="6"/>7 <text:s text:c="6"/>2 4</text:p>
            <text:p text:style-name="P36"><text:s text:c="7"/>9 <text:s text:c="6"/>7 <text:s text:c="6"/>1 <text:s text:c="6"/>5 <text:s text:c="6"/>2 4</text:p>
            <text:p text:style-name="P36"><text:soft-page-break/><text:s text:c="6"/>10 <text:s text:c="6"/>1 <text:s text:c="6"/>3 <text:s text:c="6"/>6 <text:s text:c="6"/>2 4</text:p>
            <text:p text:style-name="P36"><text:s text:c="6"/>11 <text:s text:c="6"/>3 <text:s text:c="6"/>8 <text:s text:c="6"/>9 <text:s text:c="6"/>2 4</text:p>
            <text:p text:style-name="P36"><text:s text:c="6"/>12 <text:s text:c="6"/>6 <text:s text:c="6"/>3 <text:s text:c="6"/>9 <text:s text:c="6"/>2 4</text:p>
            <text:p text:style-name="P36">END ELEMENTS</text:p>
            <text:p text:style-name="P36">MESH dimension 3 ElemType Prism Nnode 6</text:p>
            <text:p text:style-name="P36">Coordinates</text:p>
            <text:p text:style-name="P36">end coordinates</text:p>
            <text:p text:style-name="P36"/>
            <text:p text:style-name="P36">Elements</text:p>
            <text:p text:style-name="P36"><text:s text:c="6"/>13 <text:s text:c="6"/>8 <text:s text:c="6"/>4 <text:s text:c="6"/>9 <text:s text:c="6"/>3 <text:s text:c="6"/>1 <text:s text:c="6"/>6</text:p>
            <text:p text:style-name="P36"><text:s text:c="6"/>14 <text:s text:c="6"/>4 <text:s text:c="6"/>7 <text:s text:c="6"/>9 <text:s text:c="6"/>1 <text:s text:c="6"/>5 <text:s text:c="6"/>6</text:p>
            <text:p text:style-name="P36"><text:s text:c="6"/>15 <text:s text:c="6"/>3 <text:s text:c="6"/>1 <text:s text:c="6"/>4 <text:s text:c="6"/>6 <text:s text:c="6"/>5 <text:s text:c="6"/>7</text:p>
            <text:p text:style-name="P36"><text:s text:c="6"/>16 <text:s text:c="6"/>8 <text:s text:c="6"/>3 <text:s text:c="6"/>4 <text:s text:c="6"/>9 <text:s text:c="6"/>6 <text:s text:c="6"/>7</text:p>
            <text:p text:style-name="P36"><text:s text:c="6"/>17 <text:s text:c="6"/>4 <text:s text:c="6"/>1 <text:s text:c="6"/>7 <text:s text:c="6"/>8 <text:s text:c="6"/>3 <text:s text:c="6"/>9</text:p>
            <text:p text:style-name="P36"><text:s text:c="6"/>18 <text:s text:c="6"/>1 <text:s text:c="6"/>5 <text:s text:c="6"/>7 <text:s text:c="6"/>3 <text:s text:c="6"/>6 <text:s text:c="6"/>9</text:p>
            <text:p text:style-name="P36">end elements</text:p>
            <text:p text:style-name="P36">MESH dimension 3 ElemType Triangle Nnode 3</text:p>
            <text:p text:style-name="P36">Coordinates</text:p>
            <text:p text:style-name="P36">end coordinates</text:p>
            <text:p text:style-name="P36"/>
            <text:p text:style-name="P36">Elements</text:p>
            <text:p text:style-name="P36"><text:s text:c="6"/>19 <text:s text:c="6"/>8 <text:s text:c="6"/>4 <text:s text:c="6"/>9 3</text:p>
            <text:p text:style-name="P36"><text:s text:c="6"/>20 <text:s text:c="6"/>4 <text:s text:c="6"/>7 <text:s text:c="6"/>9 3</text:p>
            <text:p text:style-name="P36"><text:s text:c="6"/>21 <text:s text:c="6"/>4 <text:s text:c="6"/>1 <text:s text:c="6"/>7 3</text:p>
            <text:p text:style-name="P36"><text:s text:c="6"/>22 <text:s text:c="6"/>1 <text:s text:c="6"/>5 <text:s text:c="6"/>7 3</text:p>
            <text:p text:style-name="P36"><text:s text:c="6"/>23 <text:s text:c="6"/>3 <text:s text:c="6"/>6 <text:s text:c="6"/>1 3</text:p>
            <text:p text:style-name="P36"><text:s text:c="6"/>24 <text:s text:c="6"/>1 <text:s text:c="6"/>6 <text:s text:c="6"/>5 3</text:p>
            <text:p text:style-name="P36"><text:s text:c="6"/>25 <text:s text:c="6"/>8 <text:s text:c="6"/>9 <text:s text:c="6"/>3 3</text:p>
            <text:p text:style-name="P36"><text:s text:c="6"/>26 <text:s text:c="6"/>3 <text:s text:c="6"/>9 <text:s text:c="6"/>6 3</text:p>
            <text:p text:style-name="P36"><text:s text:c="6"/>27 <text:s text:c="6"/>3 <text:s text:c="6"/>1 <text:s text:c="6"/>4 3</text:p>
            <text:p text:style-name="P36"><text:s text:c="6"/>28 <text:s text:c="6"/>8 <text:s text:c="6"/>3 <text:s text:c="6"/>4 3</text:p>
            <text:p text:style-name="P36"><text:s text:c="6"/>29 <text:s text:c="6"/>6 <text:s text:c="6"/>7 <text:s text:c="6"/>5 3</text:p>
            <text:p text:style-name="P36"><text:s text:c="6"/>30 <text:s text:c="6"/>9 <text:s text:c="6"/>7 <text:s text:c="6"/>6 3</text:p>
            <text:p text:style-name="P36">end elements</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10 pitch" svg:font-family="'Courier 10 pitch'"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font-size="14pt" fo:font-weight="bold" style:font-name-asian="Times New Roman" style:font-size-asian="14pt" style:font-weight-asian="bold" style:font-name-complex="Mangal" style:font-size-complex="12.5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font-size="13pt" fo:font-weight="bold" style:font-name-asian="Times New Roman" style:font-size-asian="13pt" style:font-weight-asian="bold" style:font-name-complex="Mangal" style:font-size-complex="11.5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000000" fo:font-weight="bold" style:font-name-asian="Times New Roman" style:font-weight-asian="bold" style:font-name-complex="Mangal" style:font-size-complex="10.5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style:font-name-asian="Times New Roman" style:font-name-complex="Mangal" style:font-size-complex="10.5pt"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style="italic" style:font-name-asian="Times New Roman" style:font-style-asian="italic" style:font-name-complex="Mangal" style:font-size-complex="10.5pt"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mbria" fo:font-style="italic" style:font-name-asian="Times New Roman" style:font-style-asian="italic" style:font-name-complex="Mangal" style:font-size-complex="10.5pt"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mbria" fo:font-size="10pt" style:font-name-asian="Times New Roman" style:font-size-asian="10pt" style:font-name-complex="Mangal" style:font-size-complex="9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mbria" fo:font-size="10pt" fo:font-style="italic" style:font-name-asian="Times New Roman" style:font-size-asian="10pt" style:font-style-asian="italic" style:font-name-complex="Mangal" style:font-size-complex="9pt" style:font-style-complex="italic" fo:hyphenate="false"/>
    </style:style>
    <style:style style:name="Normal" style:family="paragraph">
      <style:paragraph-properties fo:hyphenation-ladder-count="no-limit"/>
      <style:text-properties style:font-name="Arial"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auto-update="true" style:class="extra">
      <style:paragraph-properties fo:margin-top="0.212cm" fo:margin-bottom="0.212cm" style:contextual-spacing="false" fo:hyphenation-ladder-count="no-limit" text:number-lines="false" text:line-number="0"/>
      <style:text-properties fo:font-size="11pt" fo:font-style="italic" style:font-size-asian="11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next-style-name="Normal" style:auto-update="true" style:class="chapter">
      <style:paragraph-properties fo:margin-top="0cm" fo:margin-bottom="0.529cm" style:contextual-spacing="false" fo:hyphenation-ladder-count="no-limit"/>
      <style:text-properties fo:color="#000000" style:font-name="Arial" fo:font-size="14pt" fo:letter-spacing="0.009cm" fo:font-weight="bold" style:font-name-asian="Times New Roman" style:font-size-asian="14pt" style:font-weight-asian="bold" style:font-name-complex="Mangal" style:font-size-complex="23.5pt" fo:hyphenate="false"/>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Mangal" style:font-size-complex="10.5pt" style:font-style-complex="italic"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size-complex="10.5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Document_20_Map" style:display-name="Document Map"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OC_20_Heading" style:display-name="TOC Heading" style:family="paragraph" style:parent-style-name="Heading_20_1" style:next-style-name="Normal" style:default-outline-level="1" style:list-style-name="">
      <style:paragraph-properties fo:line-height="115%" fo:orphans="2" fo:widows="2" fo:hyphenation-ladder-count="no-limit" style:vertical-align="auto"/>
      <style:text-properties fo:color="#365f91" style:font-name="Cambria" fo:language="en" fo:country="US" style:letter-kerning="false" style:language-asian="en" style:country-asian="US" style:font-name-complex="Times New Roman" style:font-size-complex="14pt" style:language-complex="ar" style:country-complex="SA" fo:hyphenate="tru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style:font-name-complex="Mangal"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de" style:family="paragraph" style:parent-style-name="Standard">
      <style:paragraph-properties fo:keep-together="always" fo:hyphenation-ladder-count="no-limit" fo:keep-with-next="always"/>
      <style:text-properties style:font-name="Courier 10 pitch" fo:hyphenate="false"/>
    </style:style>
    <style:style style:name="TOC_20_3" style:display-name="TOC 3" style:family="paragraph" style:parent-style-name="Normal" style:next-style-name="Normal"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roid Sans Fallback" style:font-size-asian="10pt" style:font-name-complex="DejaVu Sans Mono" style:font-size-complex="10pt" fo:hyphenate="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ttingKey" style:family="paragraph" style:default-outline-level="3" style:list-style-name="" style:class="text" style:master-page-name="">
      <style:paragraph-properties style:page-number="auto" fo:background-color="transparent">
        <style:background-image/>
      </style:paragraph-properties>
      <style:text-properties style:font-name="Arial1" fo:font-weight="bold"/>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Mangal" style:font-size-complex="23.5pt"/>
    </style:style>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Mangal" style:font-size-complex="10.5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Mangal"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Mangal" style:font-size-complex="10.5pt" style:font-weight-complex="bold"/>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Mangal" style:font-size-complex="12.5pt" style:font-weight-complex="bold"/>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Document_20_Map_20_Char" style:display-name="Document Map Char" style:family="text" style:parent-style-name="Default_20_Paragraph_20_Font">
      <style:text-properties style:font-name="Tahoma" fo:font-size="8pt" style:font-size-asian="8pt" style:font-name-complex="Mangal" style:font-size-complex="7pt"/>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Mangal" style:font-size-complex="10.5pt"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Mangal" style:font-size-complex="10.5pt"/>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Mangal" style:font-size-complex="10.5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Mangal" style:font-size-complex="10.5pt"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Mangal" style:font-size-complex="9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Mangal" style:font-size-complex="9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ection_5f_numbers" style:display-name="section_numbers">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89ea49ddacd9aa532507cbf852f2bb22b1ace28</meta:generator>
    <dc:title/>
    <meta:initial-creator>eero </meta:initial-creator>
    <meta:creation-date>2010-11-02T17:05:00Z</meta:creation-date>
    <dc:date>2014-05-15T20:34:47.402373043</dc:date>
    <meta:print-date>2012-02-16T17:16:00Z</meta:print-date>
    <meta:editing-cycles>61</meta:editing-cycles>
    <meta:editing-duration>PT12H2M42S</meta:editing-duration>
    <meta:document-statistic meta:table-count="13" meta:image-count="0" meta:object-count="0" meta:page-count="22" meta:paragraph-count="581" meta:word-count="6407" meta:character-count="39852" meta:non-whitespace-character-count="32536"/>
    <meta:template xlink:type="simple" xlink:actuate="onRequest" xlink:title="" xlink:href="Normal"/>
  </office:meta>
</office:document-meta>
</file>